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loext:padding="0in" loext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7" style:family="paragraph" style:parent-style-name="Preformatted_20_Text">
      <style:paragraph-properties fo:padding="0in" fo:border="none"/>
      <style:text-properties loext:padding="0in" loext:border="none"/>
    </style:style>
    <style:style style:name="P8" style:family="paragraph" style:parent-style-name="Preformatted_20_Text">
      <style:paragraph-properties fo:margin-top="0in" fo:margin-bottom="0.1965in" style:contextual-spacing="false" fo:padding="0in" fo:border="none"/>
    </style:style>
    <style:style style:name="P9" style:family="paragraph" style:parent-style-name="Preformatted_20_Text">
      <style:paragraph-properties fo:padding="0in" fo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14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16" style:family="paragraph" style:parent-style-name="Text_20_body" style:list-style-name="L2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17" style:family="paragraph" style:parent-style-name="Text_20_body" style:list-style-name="L3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18" style:family="paragraph" style:parent-style-name="Text_20_body" style:list-style-name="L4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19" style:family="paragraph" style:parent-style-name="Text_20_body" style:list-style-name="L5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0" style:family="paragraph" style:parent-style-name="Text_20_body" style:list-style-name="L6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1" style:family="paragraph" style:parent-style-name="Text_20_body" style:list-style-name="L7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2" style:family="paragraph" style:parent-style-name="Text_20_body" style:list-style-name="L8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3" style:family="paragraph" style:parent-style-name="Text_20_body" style:list-style-name="L9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4" style:family="paragraph" style:parent-style-name="Text_20_body" style:list-style-name="L10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5" style:family="paragraph" style:parent-style-name="Text_20_body" style:list-style-name="L11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T1" style:family="text">
      <style:text-properties style:text-underline-style="solid" style:text-underline-width="auto" style:text-underline-color="font-color" loext:padding="0in" loext:border="none"/>
    </style:style>
    <style:style style:name="T2" style:family="text">
      <style:text-properties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GAgeneralization.adoc</text:p>
      <text:section text:style-name="Sect1" text:name="content">
        <text:h text:style-name="P1" text:outline-level="4"><text:bookmark text:name="_prompt_how_can_we_think_about_integrating_management_of_human_and_non_human_identity_management"/>Prompt: How can we think about integrating management of human and non-human identity management?</text:h>
        <text:p text:style-name="P14">Identity management integration across human and non-human entities is becoming increasingly critical as organizations deal with a complex ecosystem of users, services, APIs, devices, and automated systems. Here’s how to approach this challenge:</text:p>
        <text:p text:style-name="P14">1) : Unified Identity Framework The key is establishing a universal identity model that can represent any entity regardless of type. This means creating abstractions that work for: Human users (employees, customers, partners) Service accounts and applications IoT devices and sensors APIs and microservices Bots and automation tools</text:p>
        <text:p text:style-name="P14">2) IGA: Core Integration Strategies Identity Fabric Approach: Build a centralized identity layer that sits above all your identity stores (Active Directory, cloud providers, databases). This fabric provides a single API for identity operations while federating to the appropriate backend systems.</text:p>
        <text:p text:style-name="P14">Attribute-Based Access Control (ABAC): Move beyond role-based models to attribute-based systems where access decisions consider entity type, context, time, location, and other dynamic factors. This works equally well for a human user accessing a dashboard or a service making an API call.</text:p>
        <text:p text:style-name="P14">Lifecycle Automation: Implement automated provisioning/deprovisioning workflows that handle the entire identity lifecycle. When a new service is deployed, it automatically gets appropriate credentials and permissions. When decommissioned, access is revoked.</text:p>
        <text:p text:style-name="P14">4) IGA: Governance and Risk Considerations</text:p>
        <text:p text:style-name="P14">Unified Policy Engine: Create policies that can evaluate access requests regardless of entity type. A policy might grant database access to both data scientists and ETL services based on different criteria but through the same evaluation engine.</text:p>
        <text:p text:style-name="P14">Monitoring and Analytics: Build comprehensive audit trails that track all entity activities in a normalized format. This enables security analytics across your entire identity ecosystem.</text:p>
        <text:p text:style-name="P14">Risk-Based Authentication: Implement adaptive authentication that considers entity behavior, request patterns, and risk factors to make dynamic access decisions. The goal is creating a seamless experience where identity management operates consistently whether you’re dealing with a human clicking a button or a microservice making an API call, while maintaining appropriate security controls for each entity type.</text:p>
        <text:p text:style-name="Horizontal_20_Line"/>
        <text:h text:style-name="P1" text:outline-level="4"><text:bookmark text:name="_prompt_given_this_analysis_define_requirements_for_an_integrated_management_tool"/>Prompt: Given this analysis, define requirements for an integrated management tool</text:h>
        <text:p text:style-name="P14">5) IGA: Integrated Identity Management Tool Requirements</text:p>
        <text:p text:style-name="P14">5a) Core Platform Requirements</text:p>
        <text:list text:style-name="L1">
          <text:list-item>
            <text:p text:style-name="P15">Unified Entity Model</text:p>
          </text:list-item>
        </text:list>
        <text:p text:style-name="P14"><text:soft-page-break/>Universal Identity Schema: Support polymorphic entity types (humans, services, devices, APIs) with shared base attributes and type-specific extensions</text:p>
        <text:p text:style-name="P14">Flexible Attribute System: Dynamic attribute assignment with validation rules, inheritance, and computed attributes</text:p>
        <text:p text:style-name="P14">Entity Relationships: Model hierarchical and lateral relationships (user-to-group, service-to-service, device-to-owner)</text:p>
        <text:p text:style-name="P14">Multi-Tenancy: Support for multiple organizations/environments with data isolation and cross-tenant federation</text:p>
        <text:list text:style-name="L2">
          <text:list-item>
            <text:p text:style-name="P16">Identity Store Federation</text:p>
          </text:list-item>
        </text:list>
        <text:p text:style-name="P14">Universal Connector Framework: Plugin architecture for integrating with Active Directory, LDAP, cloud providers (AWS IAM, Azure AD, GCP), databases, and custom systems</text:p>
        <text:p text:style-name="P14">Real-Time Synchronization: Bidirectional sync with conflict resolution and audit trails</text:p>
        <text:p text:style-name="P14">Schema Mapping: Flexible attribute mapping between source systems and unified model</text:p>
        <text:p text:style-name="P14">Offline Capability: Local caching with eventual consistency for high availability</text:p>
        <text:p text:style-name="P14">7) IGA: Lifecycle Management</text:p>
        <text:p text:style-name="P14">7a) Automated Provisioning</text:p>
        <text:p text:style-name="P14">Workflow Engine: Visual workflow designer with approval processes and SLA tracking</text:p>
        <text:p text:style-name="P14">Just-in-Time Provisioning: Dynamic account creation based on first access</text:p>
        <text:p text:style-name="P14">Bulk Operations: Mass import/export with validation and rollback capabilities</text:p>
        <text:p text:style-name="P14">Integration APIs: REST/GraphQL APIs for external system integration</text:p>
        <text:p text:style-name="P14">7b) Access Request Management</text:p>
        <text:p text:style-name="P14">Self-Service Portal: User-friendly interface for access requests and account management</text:p>
        <text:p text:style-name="P14">Approval Workflows: Multi-stage approvals with delegation and escalation</text:p>
        <text:p text:style-name="P14">Temporary Access: Time-bound permissions with automatic revocation</text:p>
        <text:p text:style-name="P14">Emergency Access: Break-glass procedures with full audit trails</text:p>
        <text:p text:style-name="P14">10) IGA: Architecture &amp; Integration</text:p>
        <text:p text:style-name="P14">10a) Platform Architecture</text:p>
        <text:p text:style-name="P14">Microservices Design: Containerized services with independent scaling</text:p>
        <text:p text:style-name="P14">Event-Driven Architecture: Pub/sub messaging for real-time updates</text:p>
        <text:p text:style-name="P14">Multi-Cloud Support: Deploy across AWS, Azure, GCP, or on-premises</text:p>
        <text:p text:style-name="P14">High Availability: Active-active deployment with automatic failover</text:p>
        <text:p text:style-name="P14"><text:soft-page-break/>10b) Developer Experience</text:p>
        <text:p text:style-name="P14">Comprehensive APIs: REST, GraphQL, and SDK support</text:p>
        <text:p text:style-name="P14">Webhook Framework: Real-time event notifications</text:p>
        <text:p text:style-name="P14">Developer Portal: API documentation, testing tools, and sample code</text:p>
        <text:p text:style-name="P14">Integration Marketplace: Pre-built connectors and community contributions</text:p>
        <text:p text:style-name="P14">11) IGA: User Experience</text:p>
        <text:p text:style-name="P14">11a) Administrative Interface</text:p>
        <text:p text:style-name="P14">Modern Web UI: React-based responsive interface with role-based views</text:p>
        <text:p text:style-name="P14">Mobile Support: Native mobile apps for approvals and emergency access</text:p>
        <text:p text:style-name="P14">Customizable Dashboards: Drag-and-drop dashboard builder</text:p>
        <text:p text:style-name="P14">Multi-Language Support: Internationalization for global deployments</text:p>
        <text:p text:style-name="P14">11b) End-User Experience</text:p>
        <text:p text:style-name="P14">Single Sign-On: Seamless authentication across all applications</text:p>
        <text:p text:style-name="P14">Self-Service Capabilities: Password reset, access requests, and profile management</text:p>
        <text:p text:style-name="P14">Mobile-First Design: Optimized for mobile device usage</text:p>
        <text:p text:style-name="P14">Accessibility Compliance: WCAG 2.1 AA compliance</text:p>
        <text:p text:style-name="P14">This comprehensive tool would serve as the central nervous system for organizational identity, providing unified management while maintaining the flexibility to handle diverse entity types and integration requirements.</text:p>
        <text:p text:style-name="Horizontal_20_Line"/>
        <text:h text:style-name="P1" text:outline-level="4"><text:bookmark text:name="_prompt_based_on_these_analyses_sketch_a_domain_model_for_managing_the_whole_lifecycle_for_management_and_human_and_non_human_identities"/>==== Prompt: Based on these analyses, sketch a domain model for managing the whole lifecycle for management and human and non-human identities</text:h>
        <text:p text:style-name="P14">I’ll create a comprehensive domain model that captures the entire lifecycle of both human and non-human identities in an integrated system.Integrated Identity Management Domain ModelDiagram This domain model captures the complete lifecycle management for both human and non-human identities through several key design patterns:</text:p>
        <text:p text:style-name="P14">13) : Core Design Principles</text:p>
        <text:p text:style-name="P14">Entity Hierarchy:</text:p>
        <text:p text:style-name="P14">The Entity serves as the base class with polymorphic specializations (HumanIdentity, ServiceIdentity, DeviceIdentity, ApiIdentity) allowing unified operations while maintaining type-specific attributes.</text:p>
        <text:p text:style-name="P14">Credential Abstraction: Multiple credential types (passwords, certificates, API keys, tokens) are handled through a common Credential interface with specialized implementations.</text:p>
        <text:p text:style-name="P14"><text:soft-page-break/>Flexible Authorization: Combines RBAC (Role-Based Access Control) and ABAC (Attribute-Based Access Control) through Role, Permission, and Policy entities that can work together or independently.</text:p>
        <text:p text:style-name="P14">14) IGA: Lifecycle Management Features</text:p>
        <text:p text:style-name="P14">State Tracking: LifecycleState provides audit trails for entity state changes throughout their entire lifecycle from creation to decommissioning.</text:p>
        <text:p text:style-name="P14">Workflow Orchestration: WorkflowInstance and Approval entities manage complex provisioning, access request, and certification workflows.</text:p>
        <text:p text:style-name="P14">Automated Compliance: Attestation entities ensure regular access reviews and compliance validation across all entity types.</text:p>
        <text:p text:style-name="P14">16) IGA: Integration &amp; Federation</text:p>
        <text:p text:style-name="P14">Identity Provider Federation: Support for multiple identity sources through IdentityProvider and SyncJob entities with flexible attribute mapping.</text:p>
        <text:p text:style-name="P14">Multi-Tenancy: Tenant hierarchy supports complex organizational structures and data isolation requirements. This model supports the full spectrum of identity lifecycle operations:</text:p>
        <text:list text:style-name="L3">
          <text:list-item>
            <text:p text:style-name="P17">Onboarding: Automated provisioning workflows for new entities</text:p>
          </text:list-item>
          <text:list-item>
            <text:p text:style-name="P17">Access Management: Dynamic access grants based on policies and approvals</text:p>
          </text:list-item>
          <text:list-item>
            <text:p text:style-name="P17">Ongoing Governance: Regular attestations and risk assessments</text:p>
          </text:list-item>
          <text:list-item>
            <text:p text:style-name="P17">Offboarding: Systematic deprovisioning and access revocation</text:p>
          </text:list-item>
        </text:list>
        <text:p text:style-name="P14">The polymorphic design ensures that whether you’re managing a human employee, a microservice, or an IoT device, the same governance, security, and lifecycle management principles apply consistently across your entire identity ecosystem.</text:p>
        <text:p text:style-name="Horizontal_20_Line"/>
        <text:p text:style-name="P14">ERDiagram %% Core Identity Entities Entity { string id PK string entityType "HUMAN|SERVICE|DEVICE|API|BOT" string status "ACTIVE|INACTIVE|SUSPENDED|EXPIRED" datetime createdAt datetime updatedAt datetime lastAccessAt string createdBy FK json metadata string tenantId FK }</text:p>
        <text:p text:style-name="P4">HumanIdentity {</text:p>
        <text:p text:style-name="P7"><text:s text:c="8"/>string entityId PK,FK</text:p>
        <text:p text:style-name="P7"><text:s text:c="8"/>string firstName</text:p>
        <text:p text:style-name="P7"><text:s text:c="8"/>string lastName</text:p>
        <text:p text:style-name="P7"><text:s text:c="8"/>string email</text:p>
        <text:p text:style-name="P7"><text:s text:c="8"/>string employeeId</text:p>
        <text:p text:style-name="P7"><text:s text:c="8"/>string department</text:p>
        <text:p text:style-name="P7"><text:s text:c="8"/>string jobTitle</text:p>
        <text:p text:style-name="P7"><text:s text:c="8"/>string manager FK</text:p>
        <text:p text:style-name="P7"><text:s text:c="8"/>date startDate</text:p>
        <text:p text:style-name="P7"><text:s text:c="8"/>date endDate</text:p>
        <text:p text:style-name="P7"><text:s text:c="8"/>boolean isContractor</text:p>
        <text:p text:style-name="P7"><text:s text:c="8"/>string preferredLanguage</text:p>
        <text:p text:style-name="P7"><text:s text:c="8"/>json personalAttributes</text:p>
        <text:p text:style-name="P6">}</text:p>
        <text:p text:style-name="P4"><text:soft-page-break/>ServiceIdentity {</text:p>
        <text:p text:style-name="P7"><text:s text:c="8"/>string entityId PK,FK</text:p>
        <text:p text:style-name="P7"><text:s text:c="8"/>string serviceName</text:p>
        <text:p text:style-name="P7"><text:s text:c="8"/>string serviceType "API|MICROSERVICE|LAMBDA|BATCH_JOB"</text:p>
        <text:p text:style-name="P7"><text:s text:c="8"/>string environment "DEV|STAGING|PROD"</text:p>
        <text:p text:style-name="P7"><text:s text:c="8"/>string applicationId FK</text:p>
        <text:p text:style-name="P7"><text:s text:c="8"/>string ownerTeam</text:p>
        <text:p text:style-name="P7"><text:s text:c="8"/>json serviceMetadata</text:p>
        <text:p text:style-name="P7"><text:s text:c="8"/>string healthCheckUrl</text:p>
        <text:p text:style-name="P7"><text:s text:c="8"/>datetime lastHealthCheck</text:p>
        <text:p text:style-name="P6">}</text:p>
        <text:p text:style-name="P4">DeviceIdentity {</text:p>
        <text:p text:style-name="P7"><text:s text:c="8"/>string entityId PK,FK</text:p>
        <text:p text:style-name="P7"><text:s text:c="8"/>string deviceName</text:p>
        <text:p text:style-name="P7"><text:s text:c="8"/>string deviceType "IOT|MOBILE|LAPTOP|SERVER"</text:p>
        <text:p text:style-name="P7"><text:s text:c="8"/>string macAddress</text:p>
        <text:p text:style-name="P7"><text:s text:c="8"/>string serialNumber</text:p>
        <text:p text:style-name="P7"><text:s text:c="8"/>string osType</text:p>
        <text:p text:style-name="P7"><text:s text:c="8"/>string osVersion</text:p>
        <text:p text:style-name="P7"><text:s text:c="8"/>string location</text:p>
        <text:p text:style-name="P7"><text:s text:c="8"/>string assignedTo FK</text:p>
        <text:p text:style-name="P7"><text:s text:c="8"/>datetime lastSeen</text:p>
        <text:p text:style-name="P7"><text:s text:c="8"/>json deviceAttributes</text:p>
        <text:p text:style-name="P6">}</text:p>
        <text:p text:style-name="P4">ApiIdentity {</text:p>
        <text:p text:style-name="P7"><text:s text:c="8"/>string entityId PK,FK</text:p>
        <text:p text:style-name="P7"><text:s text:c="8"/>string apiName</text:p>
        <text:p text:style-name="P7"><text:s text:c="8"/>string version</text:p>
        <text:p text:style-name="P7"><text:s text:c="8"/>string endpoint</text:p>
        <text:p text:style-name="P7"><text:s text:c="8"/>string documentation</text:p>
        <text:p text:style-name="P7"><text:s text:c="8"/>string[] scopes</text:p>
        <text:p text:style-name="P7"><text:s text:c="8"/>string rateLimit</text:p>
        <text:p text:style-name="P7"><text:s text:c="8"/>string ownerService FK</text:p>
        <text:p text:style-name="P7"><text:s text:c="8"/>boolean isPublic</text:p>
        <text:p text:style-name="P7"><text:s text:c="8"/>json apiMetadata</text:p>
        <text:p text:style-name="P6">}</text:p>
        <text:p text:style-name="P4">%% Authentication &amp; Credentials</text:p>
        <text:p text:style-name="P7">Credential {</text:p>
        <text:p text:style-name="P7"><text:s text:c="8"/>string id PK</text:p>
        <text:p text:style-name="P7"><text:s text:c="8"/>string entityId FK</text:p>
        <text:p text:style-name="P7"><text:s text:c="8"/>string credentialType "PASSWORD|CERTIFICATE|API_KEY|TOKEN|BIOMETRIC"</text:p>
        <text:p text:style-name="P7"><text:s text:c="8"/>string status "ACTIVE|EXPIRED|REVOKED|PENDING"</text:p>
        <text:p text:style-name="P7"><text:s text:c="8"/>datetime expiresAt</text:p>
        <text:p text:style-name="P7"><text:s text:c="8"/>datetime lastRotated</text:p>
        <text:p text:style-name="P7"><text:s text:c="8"/>string hashedValue</text:p>
        <text:p text:style-name="P7"><text:s text:c="8"/>json credentialMetadata</text:p>
        <text:p text:style-name="P7"><text:s text:c="8"/>boolean requiresRotation</text:p>
        <text:p text:style-name="P7"><text:s text:c="8"/>int rotationDays</text:p>
        <text:p text:style-name="P6">}</text:p>
        <text:p text:style-name="P4">Certificate {</text:p>
        <text:p text:style-name="P7"><text:s text:c="8"/>string credentialId PK,FK</text:p>
        <text:p text:style-name="P7"><text:s text:c="8"/>string serialNumber</text:p>
        <text:p text:style-name="P7"><text:s text:c="8"/>string issuer</text:p>
        <text:p text:style-name="P7"><text:s text:c="8"/>string subject</text:p>
        <text:p text:style-name="P7"><text:soft-page-break/><text:s text:c="8"/>datetime validFrom</text:p>
        <text:p text:style-name="P7"><text:s text:c="8"/>datetime validTo</text:p>
        <text:p text:style-name="P7"><text:s text:c="8"/>string algorithm</text:p>
        <text:p text:style-name="P7"><text:s text:c="8"/>int keySize</text:p>
        <text:p text:style-name="P7"><text:s text:c="8"/>string certificateChain</text:p>
        <text:p text:style-name="P7"><text:s text:c="8"/>boolean isRevoked</text:p>
        <text:p text:style-name="P7"><text:s text:c="8"/>string revocationReason</text:p>
        <text:p text:style-name="P6">}</text:p>
        <text:p text:style-name="P4">ApiKey {</text:p>
        <text:p text:style-name="P7"><text:s text:c="8"/>string credentialId PK,FK</text:p>
        <text:p text:style-name="P7"><text:s text:c="8"/>string keyPrefix</text:p>
        <text:p text:style-name="P7"><text:s text:c="8"/>string[] scopes</text:p>
        <text:p text:style-name="P7"><text:s text:c="8"/>string description</text:p>
        <text:p text:style-name="P7"><text:s text:c="8"/>int usageCount</text:p>
        <text:p text:style-name="P7"><text:s text:c="8"/>int maxUsage</text:p>
        <text:p text:style-name="P7"><text:s text:c="8"/>datetime lastUsed</text:p>
        <text:p text:style-name="P7"><text:s text:c="8"/>string ipWhitelist</text:p>
        <text:p text:style-name="P7"><text:s text:c="8"/>boolean isRateLimited</text:p>
        <text:p text:style-name="P6">}</text:p>
        <text:p text:style-name="P4">%% Authorization Framework</text:p>
        <text:p text:style-name="P7">Role {</text:p>
        <text:p text:style-name="P7"><text:s text:c="8"/>string id PK</text:p>
        <text:p text:style-name="P7"><text:s text:c="8"/>string name</text:p>
        <text:p text:style-name="P7"><text:s text:c="8"/>string description</text:p>
        <text:p text:style-name="P7"><text:s text:c="8"/>string roleType "BUSINESS|TECHNICAL|ADMINISTRATIVE"</text:p>
        <text:p text:style-name="P7"><text:s text:c="8"/>string tenantId FK</text:p>
        <text:p text:style-name="P7"><text:s text:c="8"/>boolean isSystem</text:p>
        <text:p text:style-name="P7"><text:s text:c="8"/>json roleMetadata</text:p>
        <text:p text:style-name="P7"><text:s text:c="8"/>datetime createdAt</text:p>
        <text:p text:style-name="P7"><text:s text:c="8"/>string createdBy FK</text:p>
        <text:p text:style-name="P6">}</text:p>
        <text:p text:style-name="P4">Permission {</text:p>
        <text:p text:style-name="P7"><text:s text:c="8"/>string id PK</text:p>
        <text:p text:style-name="P7"><text:s text:c="8"/>string resource</text:p>
        <text:p text:style-name="P7"><text:s text:c="8"/>string action</text:p>
        <text:p text:style-name="P7"><text:s text:c="8"/>string effect "ALLOW|DENY"</text:p>
        <text:p text:style-name="P7"><text:s text:c="8"/>json conditions</text:p>
        <text:p text:style-name="P7"><text:s text:c="8"/>string description</text:p>
        <text:p text:style-name="P7"><text:s text:c="8"/>boolean isSystem</text:p>
        <text:p text:style-name="P7"><text:s text:c="8"/>string tenantId FK</text:p>
        <text:p text:style-name="P6">}</text:p>
        <text:p text:style-name="P4">Policy {</text:p>
        <text:p text:style-name="P7"><text:s text:c="8"/>string id PK</text:p>
        <text:p text:style-name="P7"><text:s text:c="8"/>string name</text:p>
        <text:p text:style-name="P7"><text:s text:c="8"/>string description</text:p>
        <text:p text:style-name="P7"><text:s text:c="8"/>string policyType "ABAC|RBAC|CUSTOM"</text:p>
        <text:p text:style-name="P7"><text:s text:c="8"/>json rules</text:p>
        <text:p text:style-name="P7"><text:s text:c="8"/>string effect "ALLOW|DENY"</text:p>
        <text:p text:style-name="P7"><text:s text:c="8"/>boolean isActive</text:p>
        <text:p text:style-name="P7"><text:s text:c="8"/>datetime effectiveFrom</text:p>
        <text:p text:style-name="P7"><text:s text:c="8"/>datetime effectiveTo</text:p>
        <text:p text:style-name="P7"><text:s text:c="8"/>string tenantId FK</text:p>
        <text:p text:style-name="P7"><text:s text:c="8"/>string version</text:p>
        <text:p text:style-name="P6">}</text:p>
        <text:p text:style-name="P4"><text:soft-page-break/>%% Access Management</text:p>
        <text:p text:style-name="P7">AccessRequest {</text:p>
        <text:p text:style-name="P7"><text:s text:c="8"/>string id PK</text:p>
        <text:p text:style-name="P7"><text:s text:c="8"/>string requesterId FK</text:p>
        <text:p text:style-name="P7"><text:s text:c="8"/>string resourceType</text:p>
        <text:p text:style-name="P7"><text:s text:c="8"/>string resourceId</text:p>
        <text:p text:style-name="P7"><text:s text:c="8"/>string accessType</text:p>
        <text:p text:style-name="P7"><text:s text:c="8"/>string justification</text:p>
        <text:p text:style-name="P7"><text:s text:c="8"/>string status "PENDING|APPROVED|REJECTED|EXPIRED"</text:p>
        <text:p text:style-name="P7"><text:s text:c="8"/>datetime requestedAt</text:p>
        <text:p text:style-name="P7"><text:s text:c="8"/>datetime approvedAt</text:p>
        <text:p text:style-name="P7"><text:s text:c="8"/>string approvedBy FK</text:p>
        <text:p text:style-name="P7"><text:s text:c="8"/>datetime expiresAt</text:p>
        <text:p text:style-name="P7"><text:s text:c="8"/>boolean isEmergency</text:p>
        <text:p text:style-name="P7"><text:s text:c="8"/>json requestMetadata</text:p>
        <text:p text:style-name="P6">}</text:p>
        <text:p text:style-name="P4">AccessGrant {</text:p>
        <text:p text:style-name="P7"><text:s text:c="8"/>string id PK</text:p>
        <text:p text:style-name="P7"><text:s text:c="8"/>string entityId FK</text:p>
        <text:p text:style-name="P7"><text:s text:c="8"/>string resourceType</text:p>
        <text:p text:style-name="P7"><text:s text:c="8"/>string resourceId</text:p>
        <text:p text:style-name="P7"><text:s text:c="8"/>string accessType</text:p>
        <text:p text:style-name="P7"><text:s text:c="8"/>datetime grantedAt</text:p>
        <text:p text:style-name="P7"><text:s text:c="8"/>datetime expiresAt</text:p>
        <text:p text:style-name="P7"><text:s text:c="8"/>string grantedBy FK</text:p>
        <text:p text:style-name="P7"><text:s text:c="8"/>string grantSource "REQUEST|PROVISIONING|INHERITANCE"</text:p>
        <text:p text:style-name="P7"><text:s text:c="8"/>boolean isTemporary</text:p>
        <text:p text:style-name="P7"><text:s text:c="8"/>json grantConditions</text:p>
        <text:p text:style-name="P6">}</text:p>
        <text:p text:style-name="P4">Session {</text:p>
        <text:p text:style-name="P7"><text:s text:c="8"/>string id PK</text:p>
        <text:p text:style-name="P7"><text:s text:c="8"/>string entityId FK</text:p>
        <text:p text:style-name="P7"><text:s text:c="8"/>string sessionType "WEB|API|SERVICE"</text:p>
        <text:p text:style-name="P7"><text:s text:c="8"/>datetime startTime</text:p>
        <text:p text:style-name="P7"><text:s text:c="8"/>datetime lastActivity</text:p>
        <text:p text:style-name="P7"><text:s text:c="8"/>datetime expiresAt</text:p>
        <text:p text:style-name="P7"><text:s text:c="8"/>string sourceIp</text:p>
        <text:p text:style-name="P7"><text:s text:c="8"/>string userAgent</text:p>
        <text:p text:style-name="P7"><text:s text:c="8"/>json contextData</text:p>
        <text:p text:style-name="P7"><text:s text:c="8"/>boolean isActive</text:p>
        <text:p text:style-name="P7"><text:s text:c="8"/>string terminationReason</text:p>
        <text:p text:style-name="P6">}</text:p>
        <text:p text:style-name="P4">%% Resource Management</text:p>
        <text:p text:style-name="P7">Resource {</text:p>
        <text:p text:style-name="P7"><text:s text:c="8"/>string id PK</text:p>
        <text:p text:style-name="P7"><text:s text:c="8"/>string name</text:p>
        <text:p text:style-name="P7"><text:s text:c="8"/>string resourceType "APPLICATION|DATABASE|API|FILE|SYSTEM"</text:p>
        <text:p text:style-name="P7"><text:s text:c="8"/>string description</text:p>
        <text:p text:style-name="P7"><text:s text:c="8"/>string owner FK</text:p>
        <text:p text:style-name="P7"><text:s text:c="8"/>string[] tags</text:p>
        <text:p text:style-name="P7"><text:s text:c="8"/>json resourceMetadata</text:p>
        <text:p text:style-name="P7"><text:s text:c="8"/>boolean requiresApproval</text:p>
        <text:p text:style-name="P7"><text:s text:c="8"/>string sensitivity "PUBLIC|INTERNAL|CONFIDENTIAL|RESTRICTED"</text:p>
        <text:p text:style-name="P7"><text:s text:c="8"/>string tenantId FK</text:p>
        <text:p text:style-name="P6">}</text:p>
        <text:p text:style-name="P4"><text:soft-page-break/>Application {</text:p>
        <text:p text:style-name="P7"><text:s text:c="8"/>string resourceId PK,FK</text:p>
        <text:p text:style-name="P7"><text:s text:c="8"/>string applicationName</text:p>
        <text:p text:style-name="P7"><text:s text:c="8"/>string applicationUrl</text:p>
        <text:p text:style-name="P7"><text:s text:c="8"/>string applicationType "WEB|MOBILE|DESKTOP|API"</text:p>
        <text:p text:style-name="P7"><text:s text:c="8"/>string[] supportedProtocols</text:p>
        <text:p text:style-name="P7"><text:s text:c="8"/>boolean ssoEnabled</text:p>
        <text:p text:style-name="P7"><text:s text:c="8"/>string provisioningType "MANUAL|AUTO|JIT"</text:p>
        <text:p text:style-name="P7"><text:s text:c="8"/>json ssoConfiguration</text:p>
        <text:p text:style-name="P7"><text:s text:c="8"/>string healthStatus</text:p>
        <text:p text:style-name="P6">}</text:p>
        <text:p text:style-name="P4">%% Lifecycle &amp; Workflow</text:p>
        <text:p text:style-name="P7">LifecycleState {</text:p>
        <text:p text:style-name="P7"><text:s text:c="8"/>string id PK</text:p>
        <text:p text:style-name="P7"><text:s text:c="8"/>string entityId FK</text:p>
        <text:p text:style-name="P7"><text:s text:c="8"/>string currentState</text:p>
        <text:p text:style-name="P7"><text:s text:c="8"/>string previousState</text:p>
        <text:p text:style-name="P7"><text:s text:c="8"/>datetime stateChangedAt</text:p>
        <text:p text:style-name="P7"><text:s text:c="8"/>string changedBy FK</text:p>
        <text:p text:style-name="P7"><text:s text:c="8"/>string changeReason</text:p>
        <text:p text:style-name="P7"><text:s text:c="8"/>json stateMetadata</text:p>
        <text:p text:style-name="P7"><text:s text:c="8"/>boolean isSystemInitiated</text:p>
        <text:p text:style-name="P6">}</text:p>
        <text:p text:style-name="P4">WorkflowInstance {</text:p>
        <text:p text:style-name="P7"><text:s text:c="8"/>string id PK</text:p>
        <text:p text:style-name="P7"><text:s text:c="8"/>string workflowType "PROVISIONING|DEPROVISIONING|ACCESS_REQUEST|CERTIFICATION"</text:p>
        <text:p text:style-name="P7"><text:s text:c="8"/>string entityId FK</text:p>
        <text:p text:style-name="P7"><text:s text:c="8"/>string status "RUNNING|COMPLETED|FAILED|CANCELLED"</text:p>
        <text:p text:style-name="P7"><text:s text:c="8"/>datetime startedAt</text:p>
        <text:p text:style-name="P7"><text:s text:c="8"/>datetime completedAt</text:p>
        <text:p text:style-name="P7"><text:s text:c="8"/>string initiatedBy FK</text:p>
        <text:p text:style-name="P7"><text:s text:c="8"/>json workflowData</text:p>
        <text:p text:style-name="P7"><text:s text:c="8"/>string currentStep</text:p>
        <text:p text:style-name="P7"><text:s text:c="8"/>json stepHistory</text:p>
        <text:p text:style-name="P6">}</text:p>
        <text:p text:style-name="P4">Approval {</text:p>
        <text:p text:style-name="P7"><text:s text:c="8"/>string id PK</text:p>
        <text:p text:style-name="P7"><text:s text:c="8"/>string workflowInstanceId FK</text:p>
        <text:p text:style-name="P7"><text:s text:c="8"/>string approverEntityId FK</text:p>
        <text:p text:style-name="P7"><text:s text:c="8"/>string status "PENDING|APPROVED|REJECTED|DELEGATED"</text:p>
        <text:p text:style-name="P7"><text:s text:c="8"/>datetime approvedAt</text:p>
        <text:p text:style-name="P7"><text:s text:c="8"/>string comments</text:p>
        <text:p text:style-name="P7"><text:s text:c="8"/>boolean isDelegated</text:p>
        <text:p text:style-name="P7"><text:s text:c="8"/>string delegatedTo FK</text:p>
        <text:p text:style-name="P7"><text:s text:c="8"/>int approvalOrder</text:p>
        <text:p text:style-name="P7"><text:s text:c="8"/>json approvalMetadata</text:p>
        <text:p text:style-name="P6">}</text:p>
        <text:p text:style-name="P4">%% Monitoring &amp; Audit</text:p>
        <text:p text:style-name="P7">AuditEvent {</text:p>
        <text:p text:style-name="P7"><text:s text:c="8"/>string id PK</text:p>
        <text:p text:style-name="P7"><text:s text:c="8"/>string entityId FK</text:p>
        <text:p text:style-name="P7"><text:s text:c="8"/>string eventType</text:p>
        <text:p text:style-name="P7"><text:s text:c="8"/>string action</text:p>
        <text:p text:style-name="P7"><text:soft-page-break/><text:s text:c="8"/>string resource</text:p>
        <text:p text:style-name="P7"><text:s text:c="8"/>datetime timestamp</text:p>
        <text:p text:style-name="P7"><text:s text:c="8"/>string sourceIp</text:p>
        <text:p text:style-name="P7"><text:s text:c="8"/>string userAgent</text:p>
        <text:p text:style-name="P7"><text:s text:c="8"/>string result "SUCCESS|FAILURE|PARTIAL"</text:p>
        <text:p text:style-name="P7"><text:s text:c="8"/>json eventData</text:p>
        <text:p text:style-name="P7"><text:s text:c="8"/>string correlationId</text:p>
        <text:p text:style-name="P7"><text:s text:c="8"/>string sessionId FK</text:p>
        <text:p text:style-name="P6">}</text:p>
        <text:p text:style-name="P4">RiskAssessment {</text:p>
        <text:p text:style-name="P7"><text:s text:c="8"/>string id PK</text:p>
        <text:p text:style-name="P7"><text:s text:c="8"/>string entityId FK</text:p>
        <text:p text:style-name="P7"><text:s text:c="8"/>float riskScore</text:p>
        <text:p text:style-name="P7"><text:s text:c="8"/>string riskLevel "LOW|MEDIUM|HIGH|CRITICAL"</text:p>
        <text:p text:style-name="P7"><text:s text:c="8"/>json riskFactors</text:p>
        <text:p text:style-name="P7"><text:s text:c="8"/>datetime assessedAt</text:p>
        <text:p text:style-name="P7"><text:s text:c="8"/>string assessmentType "LOGIN|ACCESS|BEHAVIORAL|PERIODIC"</text:p>
        <text:p text:style-name="P7"><text:s text:c="8"/>json mitigationActions</text:p>
        <text:p text:style-name="P7"><text:s text:c="8"/>boolean requiresReview</text:p>
        <text:p text:style-name="P6">}</text:p>
        <text:p text:style-name="P4">Attestation {</text:p>
        <text:p text:style-name="P7"><text:s text:c="8"/>string id PK</text:p>
        <text:p text:style-name="P7"><text:s text:c="8"/>string entityId FK</text:p>
        <text:p text:style-name="P7"><text:s text:c="8"/>string attestationType "ACCESS_REVIEW|ROLE_REVIEW|RISK_REVIEW"</text:p>
        <text:p text:style-name="P7"><text:s text:c="8"/>string status "PENDING|COMPLETED|OVERDUE"</text:p>
        <text:p text:style-name="P7"><text:s text:c="8"/>datetime dueDate</text:p>
        <text:p text:style-name="P7"><text:s text:c="8"/>datetime completedAt</text:p>
        <text:p text:style-name="P7"><text:s text:c="8"/>string attestedBy FK</text:p>
        <text:p text:style-name="P7"><text:s text:c="8"/>string decision "APPROVED|REVOKED|MODIFIED"</text:p>
        <text:p text:style-name="P7"><text:s text:c="8"/>string comments</text:p>
        <text:p text:style-name="P7"><text:s text:c="8"/>json attestationData</text:p>
        <text:p text:style-name="P6">}</text:p>
        <text:p text:style-name="P4">%% Group &amp; Organizational Structure</text:p>
        <text:p text:style-name="P7">Group {</text:p>
        <text:p text:style-name="P7"><text:s text:c="8"/>string id PK</text:p>
        <text:p text:style-name="P7"><text:s text:c="8"/>string name</text:p>
        <text:p text:style-name="P7"><text:s text:c="8"/>string groupType "DEPARTMENT|TEAM|PROJECT|SECURITY|FUNCTIONAL"</text:p>
        <text:p text:style-name="P7"><text:s text:c="8"/>string description</text:p>
        <text:p text:style-name="P7"><text:s text:c="8"/>string parentGroup FK</text:p>
        <text:p text:style-name="P7"><text:s text:c="8"/>string owner FK</text:p>
        <text:p text:style-name="P7"><text:s text:c="8"/>boolean isDynamic</text:p>
        <text:p text:style-name="P7"><text:s text:c="8"/>json membershipRules</text:p>
        <text:p text:style-name="P7"><text:s text:c="8"/>string tenantId FK</text:p>
        <text:p text:style-name="P7"><text:s text:c="8"/>datetime createdAt</text:p>
        <text:p text:style-name="P6">}</text:p>
        <text:p text:style-name="P4">Tenant {</text:p>
        <text:p text:style-name="P7"><text:s text:c="8"/>string id PK</text:p>
        <text:p text:style-name="P7"><text:s text:c="8"/>string name</text:p>
        <text:p text:style-name="P7"><text:s text:c="8"/>string domain</text:p>
        <text:p text:style-name="P7"><text:s text:c="8"/>string tenantType "ORGANIZATION|DEPARTMENT|ENVIRONMENT"</text:p>
        <text:p text:style-name="P7"><text:s text:c="8"/>json configuration</text:p>
        <text:p text:style-name="P7"><text:s text:c="8"/>boolean isActive</text:p>
        <text:p text:style-name="P7"><text:s text:c="8"/>datetime createdAt</text:p>
        <text:p text:style-name="P7"><text:s text:c="8"/>string parentTenant FK</text:p>
        <text:p text:style-name="P6"><text:soft-page-break/>}</text:p>
        <text:p text:style-name="P4">%% Integration &amp; Federation</text:p>
        <text:p text:style-name="P7">IdentityProvider {</text:p>
        <text:p text:style-name="P7"><text:s text:c="8"/>string id PK</text:p>
        <text:p text:style-name="P7"><text:s text:c="8"/>string name</text:p>
        <text:p text:style-name="P7"><text:s text:c="8"/>string providerType "SAML|OIDC|LDAP|AD|CUSTOM"</text:p>
        <text:p text:style-name="P7"><text:s text:c="8"/>string endpoint</text:p>
        <text:p text:style-name="P7"><text:s text:c="8"/>json configuration</text:p>
        <text:p text:style-name="P7"><text:s text:c="8"/>boolean isActive</text:p>
        <text:p text:style-name="P7"><text:s text:c="8"/>string tenantId FK</text:p>
        <text:p text:style-name="P7"><text:s text:c="8"/>json attributeMapping</text:p>
        <text:p text:style-name="P7"><text:s text:c="8"/>string priority</text:p>
        <text:p text:style-name="P6">}</text:p>
        <text:p text:style-name="P4">SyncJob {</text:p>
        <text:p text:style-name="P7"><text:s text:c="8"/>string id PK</text:p>
        <text:p text:style-name="P7"><text:s text:c="8"/>string identityProviderId FK</text:p>
        <text:p text:style-name="P7"><text:s text:c="8"/>string status "RUNNING|COMPLETED|FAILED|SCHEDULED"</text:p>
        <text:p text:style-name="P7"><text:s text:c="8"/>datetime startedAt</text:p>
        <text:p text:style-name="P7"><text:s text:c="8"/>datetime completedAt</text:p>
        <text:p text:style-name="P7"><text:s text:c="8"/>int recordsProcessed</text:p>
        <text:p text:style-name="P7"><text:s text:c="8"/>int recordsSuccess</text:p>
        <text:p text:style-name="P7"><text:s text:c="8"/>int recordsError</text:p>
        <text:p text:style-name="P7"><text:s text:c="8"/>json errorDetails</text:p>
        <text:p text:style-name="P7"><text:s text:c="8"/>string jobType "FULL|INCREMENTAL|DELTA"</text:p>
        <text:p text:style-name="P6">}</text:p>
        <text:p text:style-name="P4">%% Relationships</text:p>
        <text:p text:style-name="P7">Entity ||--o{ HumanIdentity : "is-a"</text:p>
        <text:p text:style-name="P7">Entity ||--o{ ServiceIdentity : "is-a"</text:p>
        <text:p text:style-name="P7">Entity ||--o{ DeviceIdentity : "is-a"</text:p>
        <text:p text:style-name="P6">Entity ||--o{ ApiIdentity : "is-a"</text:p>
        <text:p text:style-name="P4">Entity ||--o{ Credential : "has"</text:p>
        <text:p text:style-name="P7">Credential ||--o{ Certificate : "extends"</text:p>
        <text:p text:style-name="P6">Credential ||--o{ ApiKey : "extends"</text:p>
        <text:p text:style-name="P4">Entity ||--o{ AccessGrant : "has"</text:p>
        <text:p text:style-name="P7">Entity ||--o{ Session : "creates"</text:p>
        <text:p text:style-name="P7">Entity ||--o{ AuditEvent : "generates"</text:p>
        <text:p text:style-name="P7">Entity ||--o{ RiskAssessment : "assessed"</text:p>
        <text:p text:style-name="P6">Entity ||--o{ LifecycleState : "tracks"</text:p>
        <text:p text:style-name="P4">Role ||--o{ Permission : "contains"</text:p>
        <text:p text:style-name="P7">Entity }o--o{ Role : "assigned"</text:p>
        <text:p text:style-name="P7">Entity }o--o{ Group : "member-of"</text:p>
        <text:p text:style-name="P6">Group }o--o{ Role : "has"</text:p>
        <text:p text:style-name="P4">Policy ||--o{ Permission : "governs"</text:p>
        <text:p text:style-name="P7">Resource ||--o{ Application : "is-a"</text:p>
        <text:p text:style-name="P6">AccessRequest ||--|| AccessGrant : "results-in"</text:p>
        <text:p text:style-name="P4">WorkflowInstance ||--o{ Approval : "requires"</text:p>
        <text:p text:style-name="P6">Entity ||--o{ Attestation : "subject-of"</text:p>
        <text:p text:style-name="P4">Tenant ||--o{ Entity : "owns"</text:p>
        <text:p text:style-name="P7"><text:soft-page-break/>Tenant ||--o{ IdentityProvider : "configured"</text:p>
        <text:p text:style-name="P6">IdentityProvider ||--o{ SyncJob : "executes"</text:p>
        <text:p text:style-name="P4">HumanIdentity ||--o{ HumanIdentity : "manages"</text:p>
        <text:p text:style-name="P7">Group ||--o{ Group : "parent-child"</text:p>
        <text:p text:style-name="P6">Tenant ||--o{ Tenant : "parent-child"</text:p>
        <text:p text:style-name="P12"><text:span text:style-name="T2">ERD: </text:span><text:a xlink:type="simple" xlink:href="https://claude.ai/public/artifacts/af557c7c-2a33-4b22-9228-cc5c5664db63" text:style-name="Internet_20_link" text:visited-style-name="Visited_20_Internet_20_Link"><text:span text:style-name="T1">https://claude.ai/public/artifacts/af557c7c-2a33-4b22-9228-cc5c5664db63</text:span></text:a></text:p>
        <text:p text:style-name="Horizontal_20_Line"/>
        <text:h text:style-name="P1" text:outline-level="4"><text:bookmark text:name="_prompt_revise_the_domain_model_to_reflect_the_separation_of_concerns_between_iga_and_aai"/>==== Prompt: revise the domain model to reflect the separation of concerns between IGA AND AAI</text:h>
        <text:p text:style-name="P14">I’ll revise the domain model to clearly reflect the separation of concerns between IGA (Identity Lifecycle Governance) and AAI (Authentication, Authorization, and Identity), showing how they integrate while maintaining distinct responsibilities.IGA/AAI Separated Domain ModelDiagram IGA/AAI Separated Domain</text:p>
        <text:p text:style-name="P14">Model Analysis</text:p>
        <text:p text:style-name="P14">Key Architectural Changes 1. Clear Domain Separation The revised model creates distinct domains while maintaining necessary integration points:</text:p>
        <text:p text:style-name="P14">IGA Domain (Identity Lifecycle Governance):</text:p>
        <text:p text:style-name="P14">IGAEntity: Governance-focused view of identities with business context Lifecycle management, attestations, and compliance workflows Business ownership and organizational structure</text:p>
        <text:p text:style-name="P14">AAI Domain (Authentication, Authorization, Identity):</text:p>
        <text:p text:style-name="P14">AAIEntity: Security-focused view with authentication and authorization context Credentials, sessions, and real-time access decisions Technical security controls and risk assessment</text:p>
        <text:list text:style-name="L4">
          <text:list-item>
            <text:p text:style-name="P18">Shared Core Foundation The Entity serves as the integration point between domains:</text:p>
          </text:list-item>
        </text:list>
        <text:p text:style-name="P14">Single Source of Truth: Core identity information Cross-Domain References: Links to both IGA and AAI representations Unified Audit Trail: Comprehensive tracking across both domains</text:p>
        <text:p text:style-name="P14">Domain-Specific Enhancements IGA Domain Improvements Enhanced Governance Structure:</text:p>
        <text:p text:style-name="P14">AttestationCampaign: Organized compliance review cycles GroupMembership: Explicit membership tracking with justification Business Context: Owner attribution and business purpose tracking</text:p>
        <text:p text:style-name="P14">Workflow Sophistication:</text:p>
        <text:p text:style-name="P14">Priority-based Processing: SLA management for critical workflows Approval Chain Management: Complex approval hierarchies Change Attribution: Clear audit trails for all lifecycle changes</text:p>
        <text:p text:style-name="P14">AAI Domain Improvements</text:p>
        <text:p text:style-name="P14">Advanced Authentication:</text:p>
        <text:p text:style-name="P14"><text:soft-page-break/>MFADevice: Comprehensive multi-factor authentication support Risk-based Authentication: Dynamic authentication requirements Credential Strength: Quantified security measures</text:p>
        <text:p text:style-name="P14">Sophisticated Authorization:</text:p>
        <text:p text:style-name="P14">PolicyEvaluation: Real-time policy decision tracking RoleAssignment: Detailed role management with constraints Context-aware Decisions: Session and environmental context</text:p>
        <text:p text:style-name="P14">Enhanced Security:</text:p>
        <text:p text:style-name="P14">SecurityEvent: Comprehensive security event tracking Anomaly Detection: Built-in anomaly flags Real-time Risk Assessment: Dynamic risk scoring</text:p>
        <text:p text:style-name="P14">Integration Patterns</text:p>
        <text:p text:style-name="P14">Cross-Domain Workflows</text:p>
        <text:p text:style-name="P14">Identity Provisioning: IGA initiates → AAI implements credentials Access Requests: IGA approves → AAI grants access Risk Events: AAI detects → IGA triggers review workflows Compliance: IGA requires attestation → AAI provides access evidence</text:p>
        <text:p text:style-name="P14">Shared Responsibilities</text:p>
        <text:p text:style-name="P14">Risk Assessment: Both domains contribute risk factors Audit Events: Unified audit trail with domain attribution Resource Management: Business (IGA) and technical (AAI) ownership</text:p>
        <text:p text:style-name="P14">Benefits of This Separation</text:p>
        <text:list text:style-name="L5">
          <text:list-item>
            <text:p text:style-name="P19">Specialized Optimization</text:p>
          </text:list-item>
        </text:list>
        <text:p text:style-name="P14">IGA: Optimized for human workflows, approval processes, compliance reporting AAI: Optimized for high-performance authentication, real-time authorization decisions</text:p>
        <text:list text:style-name="L6">
          <text:list-item>
            <text:p text:style-name="P20">Independent Scaling</text:p>
          </text:list-item>
        </text:list>
        <text:p text:style-name="P14">IGA: Scales with organizational size and complexity AAI: Scales with transaction volume and authentication requests</text:p>
        <text:list text:style-name="L7">
          <text:list-item>
            <text:p text:style-name="P21">Technology Independence</text:p>
          </text:list-item>
        </text:list>
        <text:p text:style-name="P14">IGA: Can use workflow engines, business process management tools AAI: Can use high-performance security engines, policy decision points</text:p>
        <text:list text:style-name="L8">
          <text:list-item>
            <text:p text:style-name="P22">Team Specialization</text:p>
          </text:list-item>
        </text:list>
        <text:p text:style-name="P14">IGA Teams: Focus on governance, compliance, business processes AAI Teams: Focus on security, performance, technical integration</text:p>
        <text:p text:style-name="P14">Implementation Strategy Phase 1: Core Foundation</text:p>
        <text:p text:style-name="P14">Implement shared Entity and Tenant models Build basic IGAEntity and AAIEntity structures Establish cross-domain synchronization</text:p>
        <text:p text:style-name="P14">Phase 2: IGA Implementation</text:p>
        <text:p text:style-name="P14"><text:soft-page-break/>Implement workflow and approval systems Build attestation and compliance frameworks Develop organizational structure management</text:p>
        <text:p text:style-name="P14">Phase 3: AAI Implementation</text:p>
        <text:p text:style-name="P14">Build authentication and credential management Implement authorization engine and policy evaluation Develop security monitoring and risk assessment</text:p>
        <text:p text:style-name="P14">Phase 4: Integration and Optimization</text:p>
        <text:p text:style-name="P14">Optimize cross-domain workflows Implement advanced analytics and reporting</text:p>
        <text:p text:style-name="Horizontal_20_Line"/>
        <text:h text:style-name="P1" text:outline-level="4"><text:bookmark text:name="_prompt_please_analyze_the_two_uploaded_documents_and_propose_a_new_domain_model_that_separates_the_concerns_of_identity_governance_administration_iga_and_authentication_authorization_identification_and_credentials"/>==== Prompt: please analyze the two uploaded documents and propose a new domain model that separates the concerns of Identity Governance Administration (IGA) and Authentication, Authorization, Identification, and Credentials</text:h>
        <text:p text:style-name="P14">I’ll analyze the uploaded documents and propose a refined domain model that clearly separates IGA and AAI concerns while maintaining their necessary integration points.</text:p>
        <text:p text:style-name="P14">IGA/AAI Separated Domain Model</text:p>
        <text:p text:style-name="P14">Based on my analysis of the uploaded documents, I’ve created a refined domain model that clearly separates Identity Governance Administration (IGA) and Authentication, Authorization, and Identity (AAI) concerns while maintaining necessary integration points. Here’s my comprehensive analysis and recommendations:</text:p>
        <text:p text:style-name="P14">Key Architectural Principles</text:p>
        <text:list text:style-name="L9">
          <text:list-item>
            <text:p text:style-name="P23">Clear Domain Separation The model creates distinct domains with specific responsibilities:</text:p>
          </text:list-item>
        </text:list>
        <text:p text:style-name="P14">IGA Domain (Identity Governance &amp; Administration):</text:p>
        <text:p text:style-name="P14">Business-focused identity lifecycle management Compliance, attestation, and governance workflows Organizational structure and business context Access requests and approval processes Risk management from a business perspective</text:p>
        <text:p text:style-name="P14">AAI Domain (Authentication, Authorization, Identity &amp; Credentials):</text:p>
        <text:p text:style-name="P14">Technical security implementation Real-time authentication and authorization Credential management and security controls Session management and security monitoring Risk assessment from a security perspective</text:p>
        <text:list text:style-name="L10">
          <text:list-item>
            <text:p text:style-name="P24">Shared Foundation Entity: Core identity record serving as integration point Tenant: Multi-tenancy support across both domains Resource: Shared resource definitions AuditEvent: Unified audit trail with domain attribution Domain-Specific Enhancements</text:p>
          </text:list-item>
        </text:list>
        <text:p text:style-name="P14">IGA Domain Improvements Enhanced Governance: IGAEntity captures business context, compliance scope, and governance status Sophisticated Workflows: Priority-based processing, SLA management, and complex approval chains Comprehensive Compliance: AttestationCampaign and PolicyViolation <text:soft-page-break/>for systematic compliance management Business Context: Clear business ownership and justification tracking</text:p>
        <text:p text:style-name="P14">AAI Domain Improvements Advanced Authentication: MFADevice support, credential strength scoring, and authentication status tracking Real-time Authorization: PolicyEvaluation tracking and context-aware access decisions Enhanced Security: SecurityEvent with anomaly detection and risk contribution scoring Session Intelligence: Comprehensive session management with risk scoring and context tracking</text:p>
        <text:p text:style-name="P14">Integration Patterns</text:p>
        <text:p text:style-name="P14">Cross-Domain Workflows Identity Provisioning: IGA initiates → AAI implements credentials Access Requests: IGA approves → AAI grants access Security Events: AAI detects → IGA triggers governance workflows Compliance Reviews: IGA requires attestation → AAI provides access evidence</text:p>
        <text:p text:style-name="P14">Synchronization Mechanisms SyncEvent: Tracks cross-domain data synchronization Shared Audit Trail: Unified logging with domain attribution Identity Provider Integration: Configurable for IGA, AAI, or both domains</text:p>
        <text:p text:style-name="P14">Benefits of This Separation</text:p>
        <text:list text:style-name="L11">
          <text:list-item>
            <text:p text:style-name="P25">Specialized Optimization IGA: Optimized for human workflows, business processes, compliance reporting AAI: Optimized for high-performance, real-time security decisions</text:p>
          </text:list-item>
          <text:list-item>
            <text:p text:style-name="P25">Independent Scaling IGA: Scales with organizational complexity and governance requirements AAI: Scales with authentication volume and security transaction load</text:p>
          </text:list-item>
          <text:list-item>
            <text:p text:style-name="P25">Technology Independence IGA: Can leverage workflow engines, BPM tools, compliance platforms AAI: Can utilize high-performance security engines, policy decision points</text:p>
          </text:list-item>
          <text:list-item>
            <text:p text:style-name="P25">Team Specialization IGA Teams: Focus on governance, compliance, business processes AAI Teams: Focus on security architecture, performance, technical integration</text:p>
          </text:list-item>
        </text:list>
        <text:p text:style-name="P14">Implementation Recommendations</text:p>
        <text:p text:style-name="P14">Phase 1: Foundation (Months 1-3)</text:p>
        <text:p text:style-name="P14">Implement shared Entity, Tenant, and Resource models Build basic IGAEntity and AAIEntity structures Establish cross-domain synchronization framework</text:p>
        <text:p text:style-name="P14">Phase 2: IGA Implementation (Months 4-8) Deploy workflow and approval systems Build attestation and compliance frameworks Implement organizational structure management Integrate with existing HR and business systems</text:p>
        <text:p text:style-name="P14">Phase 3: AAI Implementation (Months 6-10) Build authentication and credential management Implement authorization engine and policy evaluation Deploy security monitoring and risk assessment Integrate with existing security infrastructure</text:p>
        <text:p text:style-name="P14">Phase 4: Integration &amp; Optimization (Months 9-12) Optimize cross-domain workflows Implement advanced analytics and reporting Fine-tune performance and security controls Deploy comprehensive monitoring and alerting</text:p>
        <text:p text:style-name="P14"><text:soft-page-break/>This separation enables organizations to build specialized, high-performance systems for each domain while maintaining the integration necessary for comprehensive identity management across human and non-human entities.</text:p>
        <text:p text:style-name="P12"><text:span text:style-name="T2">ERD: </text:span><text:a xlink:type="simple" xlink:href="https://claude.ai/public/artifacts/b84cc87e-b5aa-4bc6-ae37-6469858a5fce" text:style-name="Internet_20_link" text:visited-style-name="Visited_20_Internet_20_Link"><text:span text:style-name="T1">https://claude.ai/public/artifacts/b84cc87e-b5aa-4bc6-ae37-6469858a5fce</text:span></text:a></text:p>
        <text:p text:style-name="P14">erDiagram %% ============================================ %% SHARED CORE FOUNDATION %% ============================================</text:p>
        <text:p text:style-name="P4">Entity {</text:p>
        <text:p text:style-name="P7"><text:s text:c="4"/>string id PK</text:p>
        <text:p text:style-name="P7"><text:s text:c="4"/>string entityType "HUMAN|SERVICE|DEVICE|API|BOT"</text:p>
        <text:p text:style-name="P7"><text:s text:c="4"/>string status "ACTIVE|INACTIVE|SUSPENDED|EXPIRED"</text:p>
        <text:p text:style-name="P7"><text:s text:c="4"/>datetime createdAt</text:p>
        <text:p text:style-name="P7"><text:s text:c="4"/>datetime updatedAt</text:p>
        <text:p text:style-name="P7"><text:s text:c="4"/>string tenantId FK</text:p>
        <text:p text:style-name="P7"><text:s text:c="4"/>json metadata</text:p>
        <text:p text:style-name="P6">}</text:p>
        <text:p text:style-name="P4">Tenant {</text:p>
        <text:p text:style-name="P7"><text:s text:c="4"/>string id PK</text:p>
        <text:p text:style-name="P7"><text:s text:c="4"/>string name</text:p>
        <text:p text:style-name="P7"><text:s text:c="4"/>string domain</text:p>
        <text:p text:style-name="P7"><text:s text:c="4"/>string tenantType "ORGANIZATION|DEPARTMENT|ENVIRONMENT"</text:p>
        <text:p text:style-name="P7"><text:s text:c="4"/>json configuration</text:p>
        <text:p text:style-name="P7"><text:s text:c="4"/>boolean isActive</text:p>
        <text:p text:style-name="P7"><text:s text:c="4"/>datetime createdAt</text:p>
        <text:p text:style-name="P7"><text:s text:c="4"/>string parentTenant FK</text:p>
        <text:p text:style-name="P6">}</text:p>
        <text:p text:style-name="P4">Resource {</text:p>
        <text:p text:style-name="P7"><text:s text:c="4"/>string id PK</text:p>
        <text:p text:style-name="P7"><text:s text:c="4"/>string name</text:p>
        <text:p text:style-name="P7"><text:s text:c="4"/>string resourceType "APPLICATION|DATABASE|API|FILE|SYSTEM"</text:p>
        <text:p text:style-name="P7"><text:s text:c="4"/>string description</text:p>
        <text:p text:style-name="P7"><text:s text:c="4"/>string sensitivity "PUBLIC|INTERNAL|CONFIDENTIAL|RESTRICTED"</text:p>
        <text:p text:style-name="P7"><text:s text:c="4"/>string tenantId FK</text:p>
        <text:p text:style-name="P7"><text:s text:c="4"/>json resourceMetadata</text:p>
        <text:p text:style-name="P6">}</text:p>
        <text:p text:style-name="P4">%% ============================================</text:p>
        <text:p text:style-name="P7">%% IGA DOMAIN - Identity Governance &amp; Administration</text:p>
        <text:p text:style-name="P6">%% ============================================</text:p>
        <text:p text:style-name="P4">IGAEntity {</text:p>
        <text:p text:style-name="P7"><text:s text:c="4"/>string entityId PK,FK</text:p>
        <text:p text:style-name="P7"><text:s text:c="4"/>string businessOwner FK</text:p>
        <text:p text:style-name="P7"><text:s text:c="4"/>string businessPurpose</text:p>
        <text:p text:style-name="P7"><text:s text:c="4"/>string dataClassification</text:p>
        <text:p text:style-name="P7"><text:s text:c="4"/>string complianceScope</text:p>
        <text:p text:style-name="P7"><text:s text:c="4"/>datetime lastGovernanceReview</text:p>
        <text:p text:style-name="P7"><text:s text:c="4"/>boolean requiresAttestation</text:p>
        <text:p text:style-name="P7"><text:s text:c="4"/>json businessContext</text:p>
        <text:p text:style-name="P7"><text:s text:c="4"/>string governanceStatus "COMPLIANT|NON_COMPLIANT|UNDER_REVIEW"</text:p>
        <text:p text:style-name="P6">}</text:p>
        <text:p text:style-name="P4">HumanIdentity {</text:p>
        <text:p text:style-name="P7"><text:soft-page-break/><text:s text:c="4"/>string entityId PK,FK</text:p>
        <text:p text:style-name="P7"><text:s text:c="4"/>string firstName</text:p>
        <text:p text:style-name="P7"><text:s text:c="4"/>string lastName</text:p>
        <text:p text:style-name="P7"><text:s text:c="4"/>string email</text:p>
        <text:p text:style-name="P7"><text:s text:c="4"/>string employeeId</text:p>
        <text:p text:style-name="P7"><text:s text:c="4"/>string department</text:p>
        <text:p text:style-name="P7"><text:s text:c="4"/>string jobTitle</text:p>
        <text:p text:style-name="P7"><text:s text:c="4"/>string manager FK</text:p>
        <text:p text:style-name="P7"><text:s text:c="4"/>date startDate</text:p>
        <text:p text:style-name="P7"><text:s text:c="4"/>date endDate</text:p>
        <text:p text:style-name="P7"><text:s text:c="4"/>boolean isContractor</text:p>
        <text:p text:style-name="P7"><text:s text:c="4"/>string costCenter</text:p>
        <text:p text:style-name="P7"><text:s text:c="4"/>string location</text:p>
        <text:p text:style-name="P7"><text:s text:c="4"/>json personalAttributes</text:p>
        <text:p text:style-name="P6">}</text:p>
        <text:p text:style-name="P4">ServiceIdentity {</text:p>
        <text:p text:style-name="P7"><text:s text:c="4"/>string entityId PK,FK</text:p>
        <text:p text:style-name="P7"><text:s text:c="4"/>string serviceName</text:p>
        <text:p text:style-name="P7"><text:s text:c="4"/>string serviceType "API|MICROSERVICE|LAMBDA|BATCH_JOB"</text:p>
        <text:p text:style-name="P7"><text:s text:c="4"/>string environment "DEV|STAGING|PROD"</text:p>
        <text:p text:style-name="P7"><text:s text:c="4"/>string applicationId FK</text:p>
        <text:p text:style-name="P7"><text:s text:c="4"/>string ownerTeam</text:p>
        <text:p text:style-name="P7"><text:s text:c="4"/>string businessCriticality "LOW|MEDIUM|HIGH|CRITICAL"</text:p>
        <text:p text:style-name="P7"><text:s text:c="4"/>json serviceMetadata</text:p>
        <text:p text:style-name="P6">}</text:p>
        <text:p text:style-name="P4">DeviceIdentity {</text:p>
        <text:p text:style-name="P7"><text:s text:c="4"/>string entityId PK,FK</text:p>
        <text:p text:style-name="P7"><text:s text:c="4"/>string deviceName</text:p>
        <text:p text:style-name="P7"><text:s text:c="4"/>string deviceType "IOT|MOBILE|LAPTOP|SERVER"</text:p>
        <text:p text:style-name="P7"><text:s text:c="4"/>string assignedTo FK</text:p>
        <text:p text:style-name="P7"><text:s text:c="4"/>string location</text:p>
        <text:p text:style-name="P7"><text:s text:c="4"/>string assetTag</text:p>
        <text:p text:style-name="P7"><text:s text:c="4"/>string businessUnit</text:p>
        <text:p text:style-name="P7"><text:s text:c="4"/>json deviceAttributes</text:p>
        <text:p text:style-name="P6">}</text:p>
        <text:p text:style-name="P4">ApiIdentity {</text:p>
        <text:p text:style-name="P7"><text:s text:c="4"/>string entityId PK,FK</text:p>
        <text:p text:style-name="P7"><text:s text:c="4"/>string apiName</text:p>
        <text:p text:style-name="P7"><text:s text:c="4"/>string version</text:p>
        <text:p text:style-name="P7"><text:s text:c="4"/>string endpoint</text:p>
        <text:p text:style-name="P7"><text:s text:c="4"/>string documentation</text:p>
        <text:p text:style-name="P7"><text:s text:c="4"/>string ownerService FK</text:p>
        <text:p text:style-name="P7"><text:s text:c="4"/>boolean isPublic</text:p>
        <text:p text:style-name="P7"><text:s text:c="4"/>string supportLevel</text:p>
        <text:p text:style-name="P7"><text:s text:c="4"/>json apiMetadata</text:p>
        <text:p text:style-name="P6">}</text:p>
        <text:p text:style-name="P4">%% IGA Governance Structures</text:p>
        <text:p text:style-name="P7">Group {</text:p>
        <text:p text:style-name="P7"><text:s text:c="4"/>string id PK</text:p>
        <text:p text:style-name="P7"><text:s text:c="4"/>string name</text:p>
        <text:p text:style-name="P7"><text:s text:c="4"/>string groupType "DEPARTMENT|TEAM|PROJECT|SECURITY|FUNCTIONAL"</text:p>
        <text:p text:style-name="P7"><text:s text:c="4"/>string description</text:p>
        <text:p text:style-name="P7"><text:s text:c="4"/>string parentGroup FK</text:p>
        <text:p text:style-name="P7"><text:s text:c="4"/>string businessOwner FK</text:p>
        <text:p text:style-name="P7"><text:soft-page-break/><text:s text:c="4"/>boolean isDynamic</text:p>
        <text:p text:style-name="P7"><text:s text:c="4"/>json membershipRules</text:p>
        <text:p text:style-name="P7"><text:s text:c="4"/>string tenantId FK</text:p>
        <text:p text:style-name="P7"><text:s text:c="4"/>datetime createdAt</text:p>
        <text:p text:style-name="P6">}</text:p>
        <text:p text:style-name="P4">GroupMembership {</text:p>
        <text:p text:style-name="P7"><text:s text:c="4"/>string id PK</text:p>
        <text:p text:style-name="P7"><text:s text:c="4"/>string groupId FK</text:p>
        <text:p text:style-name="P7"><text:s text:c="4"/>string entityId FK</text:p>
        <text:p text:style-name="P7"><text:s text:c="4"/>datetime assignedAt</text:p>
        <text:p text:style-name="P7"><text:s text:c="4"/>datetime expiresAt</text:p>
        <text:p text:style-name="P7"><text:s text:c="4"/>string assignedBy FK</text:p>
        <text:p text:style-name="P7"><text:s text:c="4"/>string justification</text:p>
        <text:p text:style-name="P7"><text:s text:c="4"/>boolean isInherited</text:p>
        <text:p text:style-name="P7"><text:s text:c="4"/>string membershipSource "MANUAL|AUTOMATIC|INHERITED"</text:p>
        <text:p text:style-name="P6">}</text:p>
        <text:p text:style-name="P4">Role {</text:p>
        <text:p text:style-name="P7"><text:s text:c="4"/>string id PK</text:p>
        <text:p text:style-name="P7"><text:s text:c="4"/>string name</text:p>
        <text:p text:style-name="P7"><text:s text:c="4"/>string description</text:p>
        <text:p text:style-name="P7"><text:s text:c="4"/>string roleType "BUSINESS|TECHNICAL|ADMINISTRATIVE"</text:p>
        <text:p text:style-name="P7"><text:s text:c="4"/>string businessOwner FK</text:p>
        <text:p text:style-name="P7"><text:s text:c="4"/>string riskLevel "LOW|MEDIUM|HIGH|CRITICAL"</text:p>
        <text:p text:style-name="P7"><text:s text:c="4"/>boolean requiresApproval</text:p>
        <text:p text:style-name="P7"><text:s text:c="4"/>string tenantId FK</text:p>
        <text:p text:style-name="P7"><text:s text:c="4"/>json roleMetadata</text:p>
        <text:p text:style-name="P7"><text:s text:c="4"/>datetime createdAt</text:p>
        <text:p text:style-name="P6">}</text:p>
        <text:p text:style-name="P4">RoleAssignment {</text:p>
        <text:p text:style-name="P7"><text:s text:c="4"/>string id PK</text:p>
        <text:p text:style-name="P7"><text:s text:c="4"/>string roleId FK</text:p>
        <text:p text:style-name="P7"><text:s text:c="4"/>string entityId FK</text:p>
        <text:p text:style-name="P7"><text:s text:c="4"/>datetime assignedAt</text:p>
        <text:p text:style-name="P7"><text:s text:c="4"/>datetime expiresAt</text:p>
        <text:p text:style-name="P7"><text:s text:c="4"/>string assignedBy FK</text:p>
        <text:p text:style-name="P7"><text:s text:c="4"/>string justification</text:p>
        <text:p text:style-name="P7"><text:s text:c="4"/>string assignmentSource "MANUAL|WORKFLOW|INHERITANCE"</text:p>
        <text:p text:style-name="P7"><text:s text:c="4"/>json assignmentConditions</text:p>
        <text:p text:style-name="P6">}</text:p>
        <text:p text:style-name="P4">%% IGA Workflow &amp; Lifecycle Management</text:p>
        <text:p text:style-name="P7">WorkflowInstance {</text:p>
        <text:p text:style-name="P7"><text:s text:c="4"/>string id PK</text:p>
        <text:p text:style-name="P7"><text:s text:c="4"/>string workflowType "PROVISIONING|DEPROVISIONING|ACCESS_REQUEST|CERTIFICATION|ROLE_CHANGE"</text:p>
        <text:p text:style-name="P7"><text:s text:c="4"/>string entityId FK</text:p>
        <text:p text:style-name="P7"><text:s text:c="4"/>string status "PENDING|RUNNING|COMPLETED|FAILED|CANCELLED"</text:p>
        <text:p text:style-name="P7"><text:s text:c="4"/>int priority "1-5"</text:p>
        <text:p text:style-name="P7"><text:s text:c="4"/>datetime startedAt</text:p>
        <text:p text:style-name="P7"><text:s text:c="4"/>datetime slaTarget</text:p>
        <text:p text:style-name="P7"><text:s text:c="4"/>datetime completedAt</text:p>
        <text:p text:style-name="P7"><text:s text:c="4"/>string initiatedBy FK</text:p>
        <text:p text:style-name="P7"><text:s text:c="4"/>json workflowData</text:p>
        <text:p text:style-name="P7"><text:s text:c="4"/>string currentStep</text:p>
        <text:p text:style-name="P7"><text:s text:c="4"/>json stepHistory</text:p>
        <text:p text:style-name="P6"><text:soft-page-break/>}</text:p>
        <text:p text:style-name="P4">Approval {</text:p>
        <text:p text:style-name="P7"><text:s text:c="4"/>string id PK</text:p>
        <text:p text:style-name="P7"><text:s text:c="4"/>string workflowInstanceId FK</text:p>
        <text:p text:style-name="P7"><text:s text:c="4"/>string approverEntityId FK</text:p>
        <text:p text:style-name="P7"><text:s text:c="4"/>string status "PENDING|APPROVED|REJECTED|DELEGATED|ESCALATED"</text:p>
        <text:p text:style-name="P7"><text:s text:c="4"/>datetime approvedAt</text:p>
        <text:p text:style-name="P7"><text:s text:c="4"/>string comments</text:p>
        <text:p text:style-name="P7"><text:s text:c="4"/>boolean isDelegated</text:p>
        <text:p text:style-name="P7"><text:s text:c="4"/>string delegatedTo FK</text:p>
        <text:p text:style-name="P7"><text:s text:c="4"/>int approvalOrder</text:p>
        <text:p text:style-name="P7"><text:s text:c="4"/>datetime escalationTime</text:p>
        <text:p text:style-name="P7"><text:s text:c="4"/>json approvalMetadata</text:p>
        <text:p text:style-name="P6">}</text:p>
        <text:p text:style-name="P4">AccessRequest {</text:p>
        <text:p text:style-name="P7"><text:s text:c="4"/>string id PK</text:p>
        <text:p text:style-name="P7"><text:s text:c="4"/>string requesterId FK</text:p>
        <text:p text:style-name="P7"><text:s text:c="4"/>string resourceId FK</text:p>
        <text:p text:style-name="P7"><text:s text:c="4"/>string accessType</text:p>
        <text:p text:style-name="P7"><text:s text:c="4"/>string businessJustification</text:p>
        <text:p text:style-name="P7"><text:s text:c="4"/>string status "PENDING|APPROVED|REJECTED|EXPIRED|CANCELLED"</text:p>
        <text:p text:style-name="P7"><text:s text:c="4"/>datetime requestedAt</text:p>
        <text:p text:style-name="P7"><text:s text:c="4"/>datetime approvedAt</text:p>
        <text:p text:style-name="P7"><text:s text:c="4"/>string approvedBy FK</text:p>
        <text:p text:style-name="P7"><text:s text:c="4"/>datetime expiresAt</text:p>
        <text:p text:style-name="P7"><text:s text:c="4"/>boolean isEmergency</text:p>
        <text:p text:style-name="P7"><text:s text:c="4"/>string riskAssessment</text:p>
        <text:p text:style-name="P7"><text:s text:c="4"/>json requestMetadata</text:p>
        <text:p text:style-name="P6">}</text:p>
        <text:p text:style-name="P4">%% IGA Compliance &amp; Attestation</text:p>
        <text:p text:style-name="P7">AttestationCampaign {</text:p>
        <text:p text:style-name="P7"><text:s text:c="4"/>string id PK</text:p>
        <text:p text:style-name="P7"><text:s text:c="4"/>string name</text:p>
        <text:p text:style-name="P7"><text:s text:c="4"/>string campaignType "ACCESS_REVIEW|ROLE_REVIEW|SOD_REVIEW|RISK_REVIEW"</text:p>
        <text:p text:style-name="P7"><text:s text:c="4"/>string description</text:p>
        <text:p text:style-name="P7"><text:s text:c="4"/>datetime startDate</text:p>
        <text:p text:style-name="P7"><text:s text:c="4"/>datetime endDate</text:p>
        <text:p text:style-name="P7"><text:s text:c="4"/>string status "PLANNED|ACTIVE|COMPLETED|OVERDUE"</text:p>
        <text:p text:style-name="P7"><text:s text:c="4"/>string scope</text:p>
        <text:p text:style-name="P7"><text:s text:c="4"/>string tenantId FK</text:p>
        <text:p text:style-name="P7"><text:s text:c="4"/>json campaignConfig</text:p>
        <text:p text:style-name="P6">}</text:p>
        <text:p text:style-name="P4">Attestation {</text:p>
        <text:p text:style-name="P7"><text:s text:c="4"/>string id PK</text:p>
        <text:p text:style-name="P7"><text:s text:c="4"/>string campaignId FK</text:p>
        <text:p text:style-name="P7"><text:s text:c="4"/>string entityId FK</text:p>
        <text:p text:style-name="P7"><text:s text:c="4"/>string attestationType "ACCESS_REVIEW|ROLE_REVIEW|RISK_REVIEW"</text:p>
        <text:p text:style-name="P7"><text:s text:c="4"/>string status "PENDING|COMPLETED|OVERDUE|ESCALATED"</text:p>
        <text:p text:style-name="P7"><text:s text:c="4"/>datetime dueDate</text:p>
        <text:p text:style-name="P7"><text:s text:c="4"/>datetime completedAt</text:p>
        <text:p text:style-name="P7"><text:s text:c="4"/>string attestedBy FK</text:p>
        <text:p text:style-name="P7"><text:s text:c="4"/>string decision "APPROVED|REVOKED|MODIFIED|EXCEPTION"</text:p>
        <text:p text:style-name="P7"><text:s text:c="4"/>string comments</text:p>
        <text:p text:style-name="P7"><text:s text:c="4"/>json evidenceData</text:p>
        <text:p text:style-name="P7"><text:soft-page-break/><text:s text:c="4"/>json attestationData</text:p>
        <text:p text:style-name="P6">}</text:p>
        <text:p text:style-name="P4">PolicyViolation {</text:p>
        <text:p text:style-name="P7"><text:s text:c="4"/>string id PK</text:p>
        <text:p text:style-name="P7"><text:s text:c="4"/>string entityId FK</text:p>
        <text:p text:style-name="P7"><text:s text:c="4"/>string violationType "SOD|EXCESSIVE_ACCESS|DORMANT_ACCOUNT|POLICY_BREACH"</text:p>
        <text:p text:style-name="P7"><text:s text:c="4"/>string severity "LOW|MEDIUM|HIGH|CRITICAL"</text:p>
        <text:p text:style-name="P7"><text:s text:c="4"/>string description</text:p>
        <text:p text:style-name="P7"><text:s text:c="4"/>datetime detectedAt</text:p>
        <text:p text:style-name="P7"><text:s text:c="4"/>datetime resolvedAt</text:p>
        <text:p text:style-name="P7"><text:s text:c="4"/>string status "OPEN|IN_PROGRESS|RESOLVED|ACCEPTED_RISK"</text:p>
        <text:p text:style-name="P7"><text:s text:c="4"/>string assignedTo FK</text:p>
        <text:p text:style-name="P7"><text:s text:c="4"/>json violationDetails</text:p>
        <text:p text:style-name="P6">}</text:p>
        <text:p text:style-name="P4">%% ============================================</text:p>
        <text:p text:style-name="P7">%% AAI DOMAIN - Authentication, Authorization &amp; Identity</text:p>
        <text:p text:style-name="P6">%% ============================================</text:p>
        <text:p text:style-name="P4">AAIEntity {</text:p>
        <text:p text:style-name="P7"><text:s text:c="4"/>string entityId PK,FK</text:p>
        <text:p text:style-name="P7"><text:s text:c="4"/>datetime lastAccessAt</text:p>
        <text:p text:style-name="P7"><text:s text:c="4"/>string securityLevel "LOW|MEDIUM|HIGH|MAXIMUM"</text:p>
        <text:p text:style-name="P7"><text:s text:c="4"/>float currentRiskScore</text:p>
        <text:p text:style-name="P7"><text:s text:c="4"/>string authenticationStrength "WEAK|MEDIUM|STRONG|MAXIMUM"</text:p>
        <text:p text:style-name="P7"><text:s text:c="4"/>boolean mfaEnabled</text:p>
        <text:p text:style-name="P7"><text:s text:c="4"/>int failedLoginAttempts</text:p>
        <text:p text:style-name="P7"><text:s text:c="4"/>datetime lastPasswordChange</text:p>
        <text:p text:style-name="P7"><text:s text:c="4"/>json securityContext</text:p>
        <text:p text:style-name="P7"><text:s text:c="4"/>string authenticationStatus "ACTIVE|LOCKED|SUSPENDED|EXPIRED"</text:p>
        <text:p text:style-name="P6">}</text:p>
        <text:p text:style-name="P4">%% AAI Authentication &amp; Credentials</text:p>
        <text:p text:style-name="P7">Credential {</text:p>
        <text:p text:style-name="P7"><text:s text:c="4"/>string id PK</text:p>
        <text:p text:style-name="P7"><text:s text:c="4"/>string entityId FK</text:p>
        <text:p text:style-name="P7"><text:s text:c="4"/>string credentialType "PASSWORD|CERTIFICATE|API_KEY|TOKEN|BIOMETRIC|MFA_DEVICE"</text:p>
        <text:p text:style-name="P7"><text:s text:c="4"/>string status "ACTIVE|EXPIRED|REVOKED|PENDING|COMPROMISED"</text:p>
        <text:p text:style-name="P7"><text:s text:c="4"/>datetime createdAt</text:p>
        <text:p text:style-name="P7"><text:s text:c="4"/>datetime expiresAt</text:p>
        <text:p text:style-name="P7"><text:s text:c="4"/>datetime lastRotated</text:p>
        <text:p text:style-name="P7"><text:s text:c="4"/>string hashedValue</text:p>
        <text:p text:style-name="P7"><text:s text:c="4"/>int strengthScore "0-100"</text:p>
        <text:p text:style-name="P7"><text:s text:c="4"/>boolean requiresRotation</text:p>
        <text:p text:style-name="P7"><text:s text:c="4"/>int rotationDays</text:p>
        <text:p text:style-name="P7"><text:s text:c="4"/>json credentialMetadata</text:p>
        <text:p text:style-name="P6">}</text:p>
        <text:p text:style-name="P4">Certificate {</text:p>
        <text:p text:style-name="P7"><text:s text:c="4"/>string credentialId PK,FK</text:p>
        <text:p text:style-name="P7"><text:s text:c="4"/>string serialNumber</text:p>
        <text:p text:style-name="P7"><text:s text:c="4"/>string issuer</text:p>
        <text:p text:style-name="P7"><text:s text:c="4"/>string subject</text:p>
        <text:p text:style-name="P7"><text:s text:c="4"/>datetime validFrom</text:p>
        <text:p text:style-name="P7"><text:s text:c="4"/>datetime validTo</text:p>
        <text:p text:style-name="P7"><text:s text:c="4"/>string algorithm</text:p>
        <text:p text:style-name="P7"><text:s text:c="4"/>int keySize</text:p>
        <text:p text:style-name="P7"><text:soft-page-break/><text:s text:c="4"/>string certificateChain</text:p>
        <text:p text:style-name="P7"><text:s text:c="4"/>boolean isRevoked</text:p>
        <text:p text:style-name="P7"><text:s text:c="4"/>string revocationReason</text:p>
        <text:p text:style-name="P7"><text:s text:c="4"/>datetime revokedAt</text:p>
        <text:p text:style-name="P6">}</text:p>
        <text:p text:style-name="P4">ApiKey {</text:p>
        <text:p text:style-name="P7"><text:s text:c="4"/>string credentialId PK,FK</text:p>
        <text:p text:style-name="P7"><text:s text:c="4"/>string keyPrefix</text:p>
        <text:p text:style-name="P7"><text:s text:c="4"/>string[] allowedScopes</text:p>
        <text:p text:style-name="P7"><text:s text:c="4"/>string description</text:p>
        <text:p text:style-name="P7"><text:s text:c="4"/>int usageCount</text:p>
        <text:p text:style-name="P7"><text:s text:c="4"/>int maxUsage</text:p>
        <text:p text:style-name="P7"><text:s text:c="4"/>datetime lastUsed</text:p>
        <text:p text:style-name="P7"><text:s text:c="4"/>string[] ipWhitelist</text:p>
        <text:p text:style-name="P7"><text:s text:c="4"/>boolean isRateLimited</text:p>
        <text:p text:style-name="P7"><text:s text:c="4"/>int rateLimit</text:p>
        <text:p text:style-name="P7"><text:s text:c="4"/>string keyStrength</text:p>
        <text:p text:style-name="P6">}</text:p>
        <text:p text:style-name="P4">MFADevice {</text:p>
        <text:p text:style-name="P7"><text:s text:c="4"/>string credentialId PK,FK</text:p>
        <text:p text:style-name="P7"><text:s text:c="4"/>string deviceType "TOTP|SMS|PUSH|HARDWARE_TOKEN|BIOMETRIC"</text:p>
        <text:p text:style-name="P7"><text:s text:c="4"/>string deviceIdentifier</text:p>
        <text:p text:style-name="P7"><text:s text:c="4"/>boolean isActive</text:p>
        <text:p text:style-name="P7"><text:s text:c="4"/>datetime lastUsed</text:p>
        <text:p text:style-name="P7"><text:s text:c="4"/>int successfulUses</text:p>
        <text:p text:style-name="P7"><text:s text:c="4"/>int failedUses</text:p>
        <text:p text:style-name="P7"><text:s text:c="4"/>datetime enrolledAt</text:p>
        <text:p text:style-name="P7"><text:s text:c="4"/>json deviceMetadata</text:p>
        <text:p text:style-name="P6">}</text:p>
        <text:p text:style-name="P4">%% AAI Authorization Framework</text:p>
        <text:p text:style-name="P7">Permission {</text:p>
        <text:p text:style-name="P7"><text:s text:c="4"/>string id PK</text:p>
        <text:p text:style-name="P7"><text:s text:c="4"/>string resource</text:p>
        <text:p text:style-name="P7"><text:s text:c="4"/>string action</text:p>
        <text:p text:style-name="P7"><text:s text:c="4"/>string effect "ALLOW|DENY"</text:p>
        <text:p text:style-name="P7"><text:s text:c="4"/>json conditions</text:p>
        <text:p text:style-name="P7"><text:s text:c="4"/>string description</text:p>
        <text:p text:style-name="P7"><text:s text:c="4"/>boolean isSystem</text:p>
        <text:p text:style-name="P7"><text:s text:c="4"/>string tenantId FK</text:p>
        <text:p text:style-name="P7"><text:s text:c="4"/>string contextRequirements</text:p>
        <text:p text:style-name="P6">}</text:p>
        <text:p text:style-name="P4">Policy {</text:p>
        <text:p text:style-name="P7"><text:s text:c="4"/>string id PK</text:p>
        <text:p text:style-name="P7"><text:s text:c="4"/>string name</text:p>
        <text:p text:style-name="P7"><text:s text:c="4"/>string description</text:p>
        <text:p text:style-name="P7"><text:s text:c="4"/>string policyType "ABAC|RBAC|CUSTOM|CONTEXTUAL"</text:p>
        <text:p text:style-name="P7"><text:s text:c="4"/>json rules</text:p>
        <text:p text:style-name="P7"><text:s text:c="4"/>string effect "ALLOW|DENY"</text:p>
        <text:p text:style-name="P7"><text:s text:c="4"/>boolean isActive</text:p>
        <text:p text:style-name="P7"><text:s text:c="4"/>datetime effectiveFrom</text:p>
        <text:p text:style-name="P7"><text:s text:c="4"/>datetime effectiveTo</text:p>
        <text:p text:style-name="P7"><text:s text:c="4"/>string tenantId FK</text:p>
        <text:p text:style-name="P7"><text:s text:c="4"/>string version</text:p>
        <text:p text:style-name="P7"><text:s text:c="4"/>int priority</text:p>
        <text:p text:style-name="P6"><text:soft-page-break/>}</text:p>
        <text:p text:style-name="P4">PolicyEvaluation {</text:p>
        <text:p text:style-name="P7"><text:s text:c="4"/>string id PK</text:p>
        <text:p text:style-name="P7"><text:s text:c="4"/>string policyId FK</text:p>
        <text:p text:style-name="P7"><text:s text:c="4"/>string entityId FK</text:p>
        <text:p text:style-name="P7"><text:s text:c="4"/>string resourceId FK</text:p>
        <text:p text:style-name="P7"><text:s text:c="4"/>string action</text:p>
        <text:p text:style-name="P7"><text:s text:c="4"/>string decision "ALLOW|DENY|NOT_APPLICABLE"</text:p>
        <text:p text:style-name="P7"><text:s text:c="4"/>json evaluationContext</text:p>
        <text:p text:style-name="P7"><text:s text:c="4"/>datetime evaluatedAt</text:p>
        <text:p text:style-name="P7"><text:s text:c="4"/>int evaluationTime</text:p>
        <text:p text:style-name="P7"><text:s text:c="4"/>string sessionId FK</text:p>
        <text:p text:style-name="P6">}</text:p>
        <text:p text:style-name="P4">AccessGrant {</text:p>
        <text:p text:style-name="P7"><text:s text:c="4"/>string id PK</text:p>
        <text:p text:style-name="P7"><text:s text:c="4"/>string entityId FK</text:p>
        <text:p text:style-name="P7"><text:s text:c="4"/>string resourceId FK</text:p>
        <text:p text:style-name="P7"><text:s text:c="4"/>string accessType</text:p>
        <text:p text:style-name="P7"><text:s text:c="4"/>datetime grantedAt</text:p>
        <text:p text:style-name="P7"><text:s text:c="4"/>datetime expiresAt</text:p>
        <text:p text:style-name="P7"><text:s text:c="4"/>string grantedBy FK</text:p>
        <text:p text:style-name="P7"><text:s text:c="4"/>string grantSource "POLICY|ROLE|DIRECT|EMERGENCY"</text:p>
        <text:p text:style-name="P7"><text:s text:c="4"/>boolean isTemporary</text:p>
        <text:p text:style-name="P7"><text:s text:c="4"/>json grantConditions</text:p>
        <text:p text:style-name="P7"><text:s text:c="4"/>string status "ACTIVE|EXPIRED|REVOKED|SUSPENDED"</text:p>
        <text:p text:style-name="P6">}</text:p>
        <text:p text:style-name="P4">%% AAI Session &amp; Context Management</text:p>
        <text:p text:style-name="P7">Session {</text:p>
        <text:p text:style-name="P7"><text:s text:c="4"/>string id PK</text:p>
        <text:p text:style-name="P7"><text:s text:c="4"/>string entityId FK</text:p>
        <text:p text:style-name="P7"><text:s text:c="4"/>string sessionType "WEB|API|SERVICE|MOBILE"</text:p>
        <text:p text:style-name="P7"><text:s text:c="4"/>datetime startTime</text:p>
        <text:p text:style-name="P7"><text:s text:c="4"/>datetime lastActivity</text:p>
        <text:p text:style-name="P7"><text:s text:c="4"/>datetime expiresAt</text:p>
        <text:p text:style-name="P7"><text:s text:c="4"/>string sourceIp</text:p>
        <text:p text:style-name="P7"><text:s text:c="4"/>string userAgent</text:p>
        <text:p text:style-name="P7"><text:s text:c="4"/>string location</text:p>
        <text:p text:style-name="P7"><text:s text:c="4"/>json contextData</text:p>
        <text:p text:style-name="P7"><text:s text:c="4"/>boolean isActive</text:p>
        <text:p text:style-name="P7"><text:s text:c="4"/>string terminationReason</text:p>
        <text:p text:style-name="P7"><text:s text:c="4"/>float riskScore</text:p>
        <text:p text:style-name="P6">}</text:p>
        <text:p text:style-name="P4">SecurityEvent {</text:p>
        <text:p text:style-name="P7"><text:s text:c="4"/>string id PK</text:p>
        <text:p text:style-name="P7"><text:s text:c="4"/>string entityId FK</text:p>
        <text:p text:style-name="P7"><text:s text:c="4"/>string eventType "AUTHENTICATION|AUTHORIZATION|ANOMALY|VIOLATION"</text:p>
        <text:p text:style-name="P7"><text:s text:c="4"/>string eventCategory "SUCCESS|FAILURE|SUSPICIOUS|BLOCKED"</text:p>
        <text:p text:style-name="P7"><text:s text:c="4"/>string action</text:p>
        <text:p text:style-name="P7"><text:s text:c="4"/>string resource</text:p>
        <text:p text:style-name="P7"><text:s text:c="4"/>datetime timestamp</text:p>
        <text:p text:style-name="P7"><text:s text:c="4"/>string sourceIp</text:p>
        <text:p text:style-name="P7"><text:s text:c="4"/>string userAgent</text:p>
        <text:p text:style-name="P7"><text:s text:c="4"/>string result "SUCCESS|FAILURE|BLOCKED"</text:p>
        <text:p text:style-name="P7"><text:s text:c="4"/>json eventData</text:p>
        <text:p text:style-name="P7"><text:soft-page-break/><text:s text:c="4"/>string correlationId</text:p>
        <text:p text:style-name="P7"><text:s text:c="4"/>string sessionId FK</text:p>
        <text:p text:style-name="P7"><text:s text:c="4"/>boolean isAnomaly</text:p>
        <text:p text:style-name="P7"><text:s text:c="4"/>float riskContribution</text:p>
        <text:p text:style-name="P6">}</text:p>
        <text:p text:style-name="P4">RiskAssessment {</text:p>
        <text:p text:style-name="P7"><text:s text:c="4"/>string id PK</text:p>
        <text:p text:style-name="P7"><text:s text:c="4"/>string entityId FK</text:p>
        <text:p text:style-name="P7"><text:s text:c="4"/>float riskScore</text:p>
        <text:p text:style-name="P7"><text:s text:c="4"/>string riskLevel "LOW|MEDIUM|HIGH|CRITICAL"</text:p>
        <text:p text:style-name="P7"><text:s text:c="4"/>json riskFactors</text:p>
        <text:p text:style-name="P7"><text:s text:c="4"/>datetime assessedAt</text:p>
        <text:p text:style-name="P7"><text:s text:c="4"/>string assessmentType "LOGIN|ACCESS|BEHAVIORAL|PERIODIC|CONTINUOUS"</text:p>
        <text:p text:style-name="P7"><text:s text:c="4"/>json mitigationActions</text:p>
        <text:p text:style-name="P7"><text:s text:c="4"/>boolean requiresAction</text:p>
        <text:p text:style-name="P7"><text:s text:c="4"/>string assessmentEngine</text:p>
        <text:p text:style-name="P7"><text:s text:c="4"/>json contextFactors</text:p>
        <text:p text:style-name="P6">}</text:p>
        <text:p text:style-name="P4">%% AAI Application Integration</text:p>
        <text:p text:style-name="P7">Application {</text:p>
        <text:p text:style-name="P7"><text:s text:c="4"/>string resourceId PK,FK</text:p>
        <text:p text:style-name="P7"><text:s text:c="4"/>string applicationName</text:p>
        <text:p text:style-name="P7"><text:s text:c="4"/>string applicationUrl</text:p>
        <text:p text:style-name="P7"><text:s text:c="4"/>string applicationType "WEB|MOBILE|DESKTOP|API|SERVICE"</text:p>
        <text:p text:style-name="P7"><text:s text:c="4"/>string[] supportedProtocols</text:p>
        <text:p text:style-name="P7"><text:s text:c="4"/>boolean ssoEnabled</text:p>
        <text:p text:style-name="P7"><text:s text:c="4"/>string authenticationMethod "SAML|OIDC|LDAP|CUSTOM"</text:p>
        <text:p text:style-name="P7"><text:s text:c="4"/>json ssoConfiguration</text:p>
        <text:p text:style-name="P7"><text:s text:c="4"/>string healthStatus</text:p>
        <text:p text:style-name="P7"><text:s text:c="4"/>datetime lastHealthCheck</text:p>
        <text:p text:style-name="P7"><text:s text:c="4"/>json integrationMetadata</text:p>
        <text:p text:style-name="P6">}</text:p>
        <text:p text:style-name="P4">%% ============================================</text:p>
        <text:p text:style-name="P7">%% CROSS-DOMAIN INTEGRATION</text:p>
        <text:p text:style-name="P6">%% ============================================</text:p>
        <text:p text:style-name="P4">%% Shared Audit Trail</text:p>
        <text:p text:style-name="P7">AuditEvent {</text:p>
        <text:p text:style-name="P7"><text:s text:c="4"/>string id PK</text:p>
        <text:p text:style-name="P7"><text:s text:c="4"/>string entityId FK</text:p>
        <text:p text:style-name="P7"><text:s text:c="4"/>string domain "IGA|AAI|SHARED"</text:p>
        <text:p text:style-name="P7"><text:s text:c="4"/>string eventType</text:p>
        <text:p text:style-name="P7"><text:s text:c="4"/>string action</text:p>
        <text:p text:style-name="P7"><text:s text:c="4"/>string resource</text:p>
        <text:p text:style-name="P7"><text:s text:c="4"/>datetime timestamp</text:p>
        <text:p text:style-name="P7"><text:s text:c="4"/>string sourceSystem</text:p>
        <text:p text:style-name="P7"><text:s text:c="4"/>string initiatedBy FK</text:p>
        <text:p text:style-name="P7"><text:s text:c="4"/>string result "SUCCESS|FAILURE|PARTIAL"</text:p>
        <text:p text:style-name="P7"><text:s text:c="4"/>json eventData</text:p>
        <text:p text:style-name="P7"><text:s text:c="4"/>string correlationId</text:p>
        <text:p text:style-name="P7"><text:s text:c="4"/>string sessionId FK</text:p>
        <text:p text:style-name="P7"><text:s text:c="4"/>json businessContext</text:p>
        <text:p text:style-name="P6">}</text:p>
        <text:p text:style-name="P4">%% Cross-Domain Synchronization</text:p>
        <text:p text:style-name="P7"><text:soft-page-break/>SyncEvent {</text:p>
        <text:p text:style-name="P7"><text:s text:c="4"/>string id PK</text:p>
        <text:p text:style-name="P7"><text:s text:c="4"/>string sourceSystem "IGA|AAI"</text:p>
        <text:p text:style-name="P7"><text:s text:c="4"/>string targetSystem "IGA|AAI"</text:p>
        <text:p text:style-name="P7"><text:s text:c="4"/>string eventType "CREATE|UPDATE|DELETE|SYNC"</text:p>
        <text:p text:style-name="P7"><text:s text:c="4"/>string entityId FK</text:p>
        <text:p text:style-name="P7"><text:s text:c="4"/>json changeData</text:p>
        <text:p text:style-name="P7"><text:s text:c="4"/>datetime processedAt</text:p>
        <text:p text:style-name="P7"><text:s text:c="4"/>string status "PENDING|COMPLETED|FAILED|RETRY"</text:p>
        <text:p text:style-name="P7"><text:s text:c="4"/>string errorMessage</text:p>
        <text:p text:style-name="P7"><text:s text:c="4"/>int retryCount</text:p>
        <text:p text:style-name="P6">}</text:p>
        <text:p text:style-name="P4">%% External Integration</text:p>
        <text:p text:style-name="P7">IdentityProvider {</text:p>
        <text:p text:style-name="P7"><text:s text:c="4"/>string id PK</text:p>
        <text:p text:style-name="P7"><text:s text:c="4"/>string name</text:p>
        <text:p text:style-name="P7"><text:s text:c="4"/>string providerType "SAML|OIDC|LDAP|AD|CUSTOM"</text:p>
        <text:p text:style-name="P7"><text:s text:c="4"/>string endpoint</text:p>
        <text:p text:style-name="P7"><text:s text:c="4"/>json configuration</text:p>
        <text:p text:style-name="P7"><text:s text:c="4"/>boolean isActive</text:p>
        <text:p text:style-name="P7"><text:s text:c="4"/>string tenantId FK</text:p>
        <text:p text:style-name="P7"><text:s text:c="4"/>json attributeMapping</text:p>
        <text:p text:style-name="P7"><text:s text:c="4"/>int priority</text:p>
        <text:p text:style-name="P7"><text:s text:c="4"/>string domain "IGA|AAI|BOTH"</text:p>
        <text:p text:style-name="P6">}</text:p>
        <text:p text:style-name="P4">SyncJob {</text:p>
        <text:p text:style-name="P7"><text:s text:c="4"/>string id PK</text:p>
        <text:p text:style-name="P7"><text:s text:c="4"/>string identityProviderId FK</text:p>
        <text:p text:style-name="P7"><text:s text:c="4"/>string targetDomain "IGA|AAI|BOTH"</text:p>
        <text:p text:style-name="P7"><text:s text:c="4"/>string status "RUNNING|COMPLETED|FAILED|SCHEDULED"</text:p>
        <text:p text:style-name="P7"><text:s text:c="4"/>datetime startedAt</text:p>
        <text:p text:style-name="P7"><text:s text:c="4"/>datetime completedAt</text:p>
        <text:p text:style-name="P7"><text:s text:c="4"/>int recordsProcessed</text:p>
        <text:p text:style-name="P7"><text:s text:c="4"/>int recordsSuccess</text:p>
        <text:p text:style-name="P7"><text:s text:c="4"/>int recordsError</text:p>
        <text:p text:style-name="P7"><text:s text:c="4"/>json errorDetails</text:p>
        <text:p text:style-name="P7"><text:s text:c="4"/>string jobType "FULL|INCREMENTAL|DELTA"</text:p>
        <text:p text:style-name="P6">}</text:p>
        <text:p text:style-name="P4">%% ============================================</text:p>
        <text:p text:style-name="P7">%% RELATIONSHIPS</text:p>
        <text:p text:style-name="P6">%% ============================================</text:p>
        <text:p text:style-name="P4">%% Core Entity Relationships</text:p>
        <text:p text:style-name="P7">Entity ||--|| IGAEntity : "has governance"</text:p>
        <text:p text:style-name="P7">Entity ||--|| AAIEntity : "has security"</text:p>
        <text:p text:style-name="P7">Entity ||--o{ HumanIdentity : "is-a"</text:p>
        <text:p text:style-name="P7">Entity ||--o{ ServiceIdentity : "is-a"</text:p>
        <text:p text:style-name="P7">Entity ||--o{ DeviceIdentity : "is-a"</text:p>
        <text:p text:style-name="P6">Entity ||--o{ ApiIdentity : "is-a"</text:p>
        <text:p text:style-name="P4">%% IGA Domain Relationships</text:p>
        <text:p text:style-name="P7">IGAEntity ||--o{ GroupMembership : "member of"</text:p>
        <text:p text:style-name="P7">IGAEntity ||--o{ RoleAssignment : "assigned"</text:p>
        <text:p text:style-name="P7">IGAEntity ||--o{ WorkflowInstance : "subject of"</text:p>
        <text:p text:style-name="P7">IGAEntity ||--o{ AccessRequest : "requests"</text:p>
        <text:p text:style-name="P7"><text:soft-page-break/>IGAEntity ||--o{ Attestation : "attested"</text:p>
        <text:p text:style-name="P6">IGAEntity ||--o{ PolicyViolation : "violates"</text:p>
        <text:p text:style-name="P4">Group ||--o{ GroupMembership : "contains"</text:p>
        <text:p text:style-name="P7">Role ||--o{ RoleAssignment : "assigned to"</text:p>
        <text:p text:style-name="P7">WorkflowInstance ||--o{ Approval : "requires"</text:p>
        <text:p text:style-name="P6">AttestationCampaign ||--o{ Attestation : "contains"</text:p>
        <text:p text:style-name="P4">%% AAI Domain Relationships</text:p>
        <text:p text:style-name="P7">AAIEntity ||--o{ Credential : "has"</text:p>
        <text:p text:style-name="P7">AAIEntity ||--o{ Session : "creates"</text:p>
        <text:p text:style-name="P7">AAIEntity ||--o{ SecurityEvent : "generates"</text:p>
        <text:p text:style-name="P7">AAIEntity ||--o{ RiskAssessment : "assessed"</text:p>
        <text:p text:style-name="P7">AAIEntity ||--o{ AccessGrant : "granted"</text:p>
        <text:p text:style-name="P6">AAIEntity ||--o{ PolicyEvaluation : "evaluated"</text:p>
        <text:p text:style-name="P4">Credential ||--o{ Certificate : "extends"</text:p>
        <text:p text:style-name="P7">Credential ||--o{ ApiKey : "extends"</text:p>
        <text:p text:style-name="P6">Credential ||--o{ MFADevice : "extends"</text:p>
        <text:p text:style-name="P4">Policy ||--o{ PolicyEvaluation : "evaluated by"</text:p>
        <text:p text:style-name="P7">Policy ||--o{ Permission : "contains"</text:p>
        <text:p text:style-name="P7">Resource ||--o{ Application : "is-a"</text:p>
        <text:p text:style-name="P6">Session ||--o{ SecurityEvent : "contains"</text:p>
        <text:p text:style-name="P4">%% Cross-Domain Relationships</text:p>
        <text:p text:style-name="P7">Entity ||--o{ AuditEvent : "generates"</text:p>
        <text:p text:style-name="P7">Entity ||--o{ SyncEvent : "synchronized"</text:p>
        <text:p text:style-name="P7">AccessRequest ||--o{ AccessGrant : "results in"</text:p>
        <text:p text:style-name="P7">Tenant ||--o{ Entity : "owns"</text:p>
        <text:p text:style-name="P7">Tenant ||--o{ IdentityProvider : "configured"</text:p>
        <text:p text:style-name="P6">IdentityProvider ||--o{ SyncJob : "executes"</text:p>
        <text:p text:style-name="P5">https://claude.ai/public/artifacts/38f2c448-b3e1-48cc-8b12-d41aa742430e &lt;- ERD diagram of above</text:p>
        <text:p text:style-name="Horizontal_20_Line"/>
        <text:h text:style-name="P1" text:outline-level="4"><text:bookmark text:name="_prompt_represent_this_domain_model_as_an_owl_ontology_using_the_turtle_format"/>Prompt: represent this domain model as an owl ontology using the turtle format</text:h>
        <text:p text:style-name="P14">I’ll create an OWL ontology in Turtle format that represents the IGA/AAI separated domain model. This will provide a formal semantic representation of the concepts and relationships.</text:p>
        <text:p text:style-name="P14">I’ll create an OWL ontology in Turtle format that represents the IGA/AAI separated domain model. This will provide a formal semantic representation of the concepts and relationships.</text:p>
        <text:p text:style-name="P14">I’ve created a comprehensive OWL ontology in Turtle format that formally represents the IGA/AAI separated domain model. Here are the key features of this ontology:</text:p>
        <text:p text:style-name="P12"><text:span text:style-name="Strong_20_Emphasis"><text:span text:style-name="T2">Ontology Structure</text:span></text:span></text:p>
        <text:p text:style-name="P4"><text:s/>**1. Three Main Namespaces**</text:p>
        <text:p text:style-name="P7">- **`core:`** - Shared foundation classes and properties</text:p>
        <text:p text:style-name="P7">- **`iga:`** - Identity Governance Administration domain</text:p>
        <text:p text:style-name="P6">- **`aai:`** - Authentication, Authorization, Identity domain</text:p>
        <text:p text:style-name="P4"><text:soft-page-break/><text:s/>**2. Formal Class Hierarchy**</text:p>
        <text:p text:style-name="P7">- **Base Classes**: `Entity`, `Tenant`, `Resource` as foundational concepts</text:p>
        <text:p text:style-name="P7">- **Domain Views**: `IGAEntity` and `AAIEntity` provide specialized views of entities</text:p>
        <text:p text:style-name="P7">- **Identity Types**: Formal subclasses for Human, Service, Device, and API identities</text:p>
        <text:p text:style-name="P6">- **Enumerations**: Controlled vocabularies using `owl:oneOf` for entity types, statuses, etc.</text:p>
        <text:p text:style-name="P4"><text:s/>**3. Rich Property Definitions**</text:p>
        <text:p text:style-name="P7">- **Object Properties**: Relationships between classes (e.g., `hasGovernanceFor`, `hasCredential`)</text:p>
        <text:p text:style-name="P7">- **Data Properties**: Attributes with specific datatypes (e.g., `riskScore`, `employeeId`)</text:p>
        <text:p text:style-name="P7">- **Inverse Properties**: Bidirectional relationships for navigation</text:p>
        <text:p text:style-name="P6">- **Functional Properties**: Ensure unique relationships where appropriate</text:p>
        <text:p text:style-name="P4"><text:s/>**4. Semantic Constraints**</text:p>
        <text:p text:style-name="P7">- **Disjoint Classes**: Prevent inappropriate class memberships</text:p>
        <text:p text:style-name="P7">- **Cardinality Restrictions**: Enforce one-to-one relationships where needed</text:p>
        <text:p text:style-name="P7">- **Domain/Range Restrictions**: Constrain property usage to appropriate classes</text:p>
        <text:p text:style-name="P6">- **Data Validation**: Range restrictions for numeric values (e.g., priority 1-5, strength score 0-100)</text:p>
        <text:p text:style-name="P5">**Key Semantic Features**</text:p>
        <text:p text:style-name="P5">**Domain Separation**</text:p>
        <text:p text:style-name="P2"><text:span text:style-name="Source_20_Text"><text:span text:style-name="T2">iga:IGAEntity owl:disjointWith aai:AAIEntity .</text:span></text:span></text:p>
        <text:p text:style-name="P14">This ensures entities have distinct governance and security views that don’t overlap inappropriately.</text:p>
        <text:p text:style-name="P5">**Entity Integration**</text:p>
        <text:p text:style-name="P3"><text:span text:style-name="Source_20_Text"><text:span text:style-name="T2">iga:hasGovernanceFor owl:inverseOf iga:hasGovernanceView .</text:span></text:span></text:p>
        <text:p text:style-name="P8"><text:span text:style-name="Source_20_Text"><text:span text:style-name="T2">aai:hasSecurityFor owl:inverseOf aai:hasSecurityView .</text:span></text:span></text:p>
        <text:p text:style-name="P14">This creates formal bidirectional relationships between core entities and their domain-specific views.</text:p>
        <text:p text:style-name="P4"><text:s/>**Type Safety**</text:p>
        <text:p text:style-name="P6">The ontology uses formal restrictions to ensure type safety:</text:p>
        <text:p text:style-name="P3"><text:span text:style-name="Source_20_Text"><text:span text:style-name="T2">iga:HumanIdentity rdfs:subClassOf [</text:span></text:span></text:p>
        <text:p text:style-name="P9"><text:span text:style-name="Source_20_Text"><text:span text:style-name="T2"><text:s text:c="4"/>a owl:Restriction ;</text:span></text:span></text:p>
        <text:p text:style-name="P9"><text:span text:style-name="Source_20_Text"><text:span text:style-name="T2"><text:s text:c="4"/>owl:onProperty iga:representsEntity ;</text:span></text:span></text:p>
        <text:p text:style-name="P9"><text:span text:style-name="Source_20_Text"><text:span text:style-name="T2"><text:s text:c="4"/>owl:allValuesFrom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core:hasEntityType ;</text:span></text:span></text:p>
        <text:p text:style-name="P9"><text:span text:style-name="Source_20_Text"><text:span text:style-name="T2"><text:s text:c="8"/>owl:hasValue core:Human</text:span></text:span></text:p>
        <text:p text:style-name="P9"><text:span text:style-name="Source_20_Text"><text:span text:style-name="T2"><text:s text:c="4"/>]</text:span></text:span></text:p>
        <text:p text:style-name="P8"><text:span text:style-name="Source_20_Text"><text:span text:style-name="T2">] .</text:span></text:span></text:p>
        <text:p text:style-name="P5">**Benefits of This OWL Representation**</text:p>
        <text:p text:style-name="P4"><text:s/>**1. Formal Semantics**</text:p>
        <text:p text:style-name="P7">- Enables automated reasoning and inference</text:p>
        <text:p text:style-name="P7">- Supports consistency checking and validation</text:p>
        <text:p text:style-name="P6"><text:soft-page-break/>- Provides precise meaning for all concepts and relationships</text:p>
        <text:p text:style-name="P4"><text:s/>**2. Interoperability**</text:p>
        <text:p text:style-name="P7">- Standard W3C format enables tool integration</text:p>
        <text:p text:style-name="P7">- Supports SPARQL queries for complex data retrieval</text:p>
        <text:p text:style-name="P6">- Enables semantic web integration</text:p>
        <text:p text:style-name="P4"><text:s/>**3. Extensibility**</text:p>
        <text:p text:style-name="P7">- New domains can be added by extending base classes</text:p>
        <text:p text:style-name="P7">- Custom properties can be defined with proper constraints</text:p>
        <text:p text:style-name="P6">- Integration with external ontologies is supported</text:p>
        <text:p text:style-name="P4"><text:s/>**4. Validation**</text:p>
        <text:p text:style-name="P7">- Automatic validation of data against the model</text:p>
        <text:p text:style-name="P7">- Detection of inconsistencies and constraint violations</text:p>
        <text:p text:style-name="P6">- Support for data quality assurance</text:p>
        <text:p text:style-name="P14">This ontology provides a solid foundation for implementing the IGA/AAI domain model with formal semantic guarantees, enabling both human understanding and machine processing of identity management concepts.</text:p>
        <text:p text:style-name="P13">ONTOLOGY METADATA</text:p>
        <text:p text:style-name="P3"><text:span text:style-name="Source_20_Text"><text:span text:style-name="T2">@prefix rdf: &lt;http://www.w3.org/1999/02/22-rdf-syntax-ns#&gt;</text:span></text:span></text:p>
        <text:p text:style-name="P9"><text:span text:style-name="Source_20_Text"><text:span text:style-name="T2">@prefix rdfs: &lt;http://www.w3.org/2000/01/rdf-schema#&gt;</text:span></text:span></text:p>
        <text:p text:style-name="P9"><text:span text:style-name="Source_20_Text"><text:span text:style-name="T2">@prefix owl: &lt;http://www.w3.org/2002/07/owl#&gt;</text:span></text:span></text:p>
        <text:p text:style-name="P9"><text:span text:style-name="Source_20_Text"><text:span text:style-name="T2">@prefix xsd: &lt;http://www.w3.org/2001/XMLSchema#&gt;</text:span></text:span></text:p>
        <text:p text:style-name="P9"><text:span text:style-name="Source_20_Text"><text:span text:style-name="T2">@prefix dcterms: &lt;http://purl.org/dc/terms/&gt;</text:span></text:span></text:p>
        <text:p text:style-name="P9"><text:span text:style-name="Source_20_Text"><text:span text:style-name="T2">@prefix iga: &lt;http://identity.org/ontology/iga#&gt;</text:span></text:span></text:p>
        <text:p text:style-name="P9"><text:span text:style-name="Source_20_Text"><text:span text:style-name="T2">@prefix aai: &lt;http://identity.org/ontology/aai#&gt;</text:span></text:span></text:p>
        <text:p text:style-name="P9"><text:span text:style-name="Source_20_Text"><text:span text:style-name="T2">@prefix core: &lt;http://identity.org/ontology/core#&gt;</text:span></text:span></text:p>
        <text:p text:style-name="P9"/>
        <text:p text:style-name="P9"><text:span text:style-name="Source_20_Text"><text:span text:style-name="T2">&lt;http://identity.org/ontology/identity-management&gt; a owl:Ontology ;</text:span></text:span></text:p>
        <text:p text:style-name="P9"><text:span text:style-name="Source_20_Text"><text:span text:style-name="T2"><text:s text:c="4"/>dcterms:title "Integrated Identity Management Ontology" ;</text:span></text:span></text:p>
        <text:p text:style-name="P9"><text:span text:style-name="Source_20_Text"><text:span text:style-name="T2"><text:s text:c="4"/>dcterms:description "An ontology for Identity Governance Administration (IGA) and Authentication, Authorization, Identity (AAI) domains" ;</text:span></text:span></text:p>
        <text:p text:style-name="P9"><text:span text:style-name="Source_20_Text"><text:span text:style-name="T2"><text:s text:c="4"/>dcterms:creator "Identity Management System" ;</text:span></text:span></text:p>
        <text:p text:style-name="P9"><text:span text:style-name="Source_20_Text"><text:span text:style-name="T2"><text:s text:c="4"/>dcterms:created "2025-05-27"^^xsd:date ;</text:span></text:span></text:p>
        <text:p text:style-name="P9"><text:span text:style-name="Source_20_Text"><text:span text:style-name="T2"><text:s text:c="4"/>owl:versionInfo "1.0" .</text:span></text:span></text:p>
        <text:p text:style-name="P9"/>
        <text:p text:style-name="P9"/>
        <text:p text:style-name="P9"><text:span text:style-name="Source_20_Text"><text:span text:style-name="T2">.CORE FOUNDATION CLASSES</text:span></text:span></text:p>
        <text:p text:style-name="P9"/>
        <text:p text:style-name="P9"/>
        <text:p text:style-name="P9"><text:span text:style-name="Source_20_Text"><text:span text:style-name="T2">core:Entity a owl:Class ;</text:span></text:span></text:p>
        <text:p text:style-name="P9"><text:span text:style-name="Source_20_Text"><text:span text:style-name="T2"><text:s text:c="4"/>rdfs:label "Entity" ;</text:span></text:span></text:p>
        <text:p text:style-name="P9"><text:span text:style-name="Source_20_Text"><text:span text:style-name="T2"><text:s text:c="4"/>rdfs:comment "Base class for all identity entities in the system" .</text:span></text:span></text:p>
        <text:p text:style-name="P9"/>
        <text:p text:style-name="P9"><text:span text:style-name="Source_20_Text"><text:span text:style-name="T2">core:Tenant a owl:Class ;</text:span></text:span></text:p>
        <text:p text:style-name="P9"><text:span text:style-name="Source_20_Text"><text:span text:style-name="T2"><text:s text:c="4"/>rdfs:label "Tenant" ;</text:span></text:span></text:p>
        <text:p text:style-name="P9"><text:span text:style-name="Source_20_Text"><text:span text:style-name="T2"><text:s text:c="4"/>rdfs:comment "Organizational unit for multi-tenancy support" .</text:span></text:span></text:p>
        <text:p text:style-name="P9"/>
        <text:p text:style-name="P9"><text:span text:style-name="Source_20_Text"><text:span text:style-name="T2">core:Resource a owl:Class ;</text:span></text:span></text:p>
        <text:p text:style-name="P9"><text:span text:style-name="Source_20_Text"><text:span text:style-name="T2"><text:s text:c="4"/>rdfs:label "Resource" ;</text:span></text:span></text:p>
        <text:p text:style-name="P9"><text:span text:style-name="Source_20_Text"><text:span text:style-name="T2"><text:s text:c="4"/>rdfs:comment "Protected resource that requires access control" .</text:span></text:span></text:p>
        <text:p text:style-name="P9"/>
        <text:p text:style-name="P9"><text:span text:style-name="Source_20_Text"><text:span text:style-name="T2">.Entity Type Enumeration</text:span></text:span></text:p>
        <text:p text:style-name="P9"><text:soft-page-break/><text:span text:style-name="Source_20_Text"><text:span text:style-name="T2">core:EntityType a owl:Class ;</text:span></text:span></text:p>
        <text:p text:style-name="P9"><text:span text:style-name="Source_20_Text"><text:span text:style-name="T2"><text:s text:c="4"/>rdfs:label "Entity Type" ;</text:span></text:span></text:p>
        <text:p text:style-name="P9"><text:span text:style-name="Source_20_Text"><text:span text:style-name="T2"><text:s text:c="4"/>owl:oneOf (core:Human core:Service core:Device core:API core:Bot) .</text:span></text:span></text:p>
        <text:p text:style-name="P9"/>
        <text:p text:style-name="P9"><text:span text:style-name="Source_20_Text"><text:span text:style-name="T2">core:Human a core:EntityType ;</text:span></text:span></text:p>
        <text:p text:style-name="P9"><text:span text:style-name="Source_20_Text"><text:span text:style-name="T2"><text:s text:c="4"/>rdfs:label "Human" .</text:span></text:span></text:p>
        <text:p text:style-name="P9"/>
        <text:p text:style-name="P9"><text:span text:style-name="Source_20_Text"><text:span text:style-name="T2">core:Service a core:EntityType ;</text:span></text:span></text:p>
        <text:p text:style-name="P9"><text:span text:style-name="Source_20_Text"><text:span text:style-name="T2"><text:s text:c="4"/>rdfs:label "Service" .</text:span></text:span></text:p>
        <text:p text:style-name="P9"/>
        <text:p text:style-name="P9"><text:span text:style-name="Source_20_Text"><text:span text:style-name="T2">core:Device a core:EntityType ;</text:span></text:span></text:p>
        <text:p text:style-name="P9"><text:span text:style-name="Source_20_Text"><text:span text:style-name="T2"><text:s text:c="4"/>rdfs:label "Device" .</text:span></text:span></text:p>
        <text:p text:style-name="P9"/>
        <text:p text:style-name="P9"><text:span text:style-name="Source_20_Text"><text:span text:style-name="T2">core:API a core:EntityType ;</text:span></text:span></text:p>
        <text:p text:style-name="P9"><text:span text:style-name="Source_20_Text"><text:span text:style-name="T2"><text:s text:c="4"/>rdfs:label "API" .</text:span></text:span></text:p>
        <text:p text:style-name="P9"/>
        <text:p text:style-name="P9"><text:span text:style-name="Source_20_Text"><text:span text:style-name="T2">core:Bot a core:EntityType ;</text:span></text:span></text:p>
        <text:p text:style-name="P9"><text:span text:style-name="Source_20_Text"><text:span text:style-name="T2"><text:s text:c="4"/>rdfs:label "Bot" .</text:span></text:span></text:p>
        <text:p text:style-name="P9"/>
        <text:p text:style-name="P9"><text:span text:style-name="Source_20_Text"><text:span text:style-name="T2">.Status Enumeration</text:span></text:span></text:p>
        <text:p text:style-name="P9"><text:span text:style-name="Source_20_Text"><text:span text:style-name="T2">core:EntityStatus a owl:Class ;</text:span></text:span></text:p>
        <text:p text:style-name="P9"><text:span text:style-name="Source_20_Text"><text:span text:style-name="T2"><text:s text:c="4"/>rdfs:label "Entity Status" ;</text:span></text:span></text:p>
        <text:p text:style-name="P9"><text:span text:style-name="Source_20_Text"><text:span text:style-name="T2"><text:s text:c="4"/>owl:oneOf (core:Active core:Inactive core:Suspended core:Expired) .</text:span></text:span></text:p>
        <text:p text:style-name="P9"/>
        <text:p text:style-name="P9"><text:span text:style-name="Source_20_Text"><text:span text:style-name="T2">core:Active a core:EntityStatus ;</text:span></text:span></text:p>
        <text:p text:style-name="P9"><text:span text:style-name="Source_20_Text"><text:span text:style-name="T2"><text:s text:c="4"/>rdfs:label "Active" .</text:span></text:span></text:p>
        <text:p text:style-name="P9"/>
        <text:p text:style-name="P9"><text:span text:style-name="Source_20_Text"><text:span text:style-name="T2">core:Inactive a core:EntityStatus ;</text:span></text:span></text:p>
        <text:p text:style-name="P9"><text:span text:style-name="Source_20_Text"><text:span text:style-name="T2"><text:s text:c="4"/>rdfs:label "Inactive" .</text:span></text:span></text:p>
        <text:p text:style-name="P9"/>
        <text:p text:style-name="P9"><text:span text:style-name="Source_20_Text"><text:span text:style-name="T2">core:Suspended a core:EntityStatus ;</text:span></text:span></text:p>
        <text:p text:style-name="P9"><text:span text:style-name="Source_20_Text"><text:span text:style-name="T2"><text:s text:c="4"/>rdfs:label "Suspended" .</text:span></text:span></text:p>
        <text:p text:style-name="P9"/>
        <text:p text:style-name="P9"><text:span text:style-name="Source_20_Text"><text:span text:style-name="T2">core:Expired a core:EntityStatus ;</text:span></text:span></text:p>
        <text:p text:style-name="P9"><text:span text:style-name="Source_20_Text"><text:span text:style-name="T2"><text:s text:c="4"/>rdfs:label "Expired" .</text:span></text:span></text:p>
        <text:p text:style-name="P9"/>
        <text:p text:style-name="P9"/>
        <text:p text:style-name="P9"><text:span text:style-name="Source_20_Text"><text:span text:style-name="T2">.IGA DOMAIN CLASSES</text:span></text:span></text:p>
        <text:p text:style-name="P9"/>
        <text:p text:style-name="P9"/>
        <text:p text:style-name="P9"><text:span text:style-name="Source_20_Text"><text:span text:style-name="T2">iga:IGAEntity a owl:Class ;</text:span></text:span></text:p>
        <text:p text:style-name="P9"><text:span text:style-name="Source_20_Text"><text:span text:style-name="T2"><text:s text:c="4"/>rdfs:label "IGA Entity" ;</text:span></text:span></text:p>
        <text:p text:style-name="P9"><text:span text:style-name="Source_20_Text"><text:span text:style-name="T2"><text:s text:c="4"/>rdfs:comment "Governance view of an entity with business context" ;</text:span></text:span></text:p>
        <text:p text:style-name="P9"><text:span text:style-name="Source_20_Text"><text:span text:style-name="T2"><text:s text:c="4"/>rdfs:subClassOf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iga:hasGovernanceFor ;</text:span></text:span></text:p>
        <text:p text:style-name="P9"><text:span text:style-name="Source_20_Text"><text:span text:style-name="T2"><text:s text:c="8"/>owl:someValuesFrom core:Entity</text:span></text:span></text:p>
        <text:p text:style-name="P9"><text:span text:style-name="Source_20_Text"><text:span text:style-name="T2"><text:s text:c="4"/>] .</text:span></text:span></text:p>
        <text:p text:style-name="P9"/>
        <text:p text:style-name="P9"><text:span text:style-name="Source_20_Text"><text:span text:style-name="T2">iga:HumanIdentity a owl:Class ;</text:span></text:span></text:p>
        <text:p text:style-name="P9"><text:span text:style-name="Source_20_Text"><text:span text:style-name="T2"><text:s text:c="4"/>rdfs:label "Human Identity" ;</text:span></text:span></text:p>
        <text:p text:style-name="P9"><text:span text:style-name="Source_20_Text"><text:span text:style-name="T2"><text:s text:c="4"/>rdfs:comment "Identity attributes for human entities" ;</text:span></text:span></text:p>
        <text:p text:style-name="P9"><text:span text:style-name="Source_20_Text"><text:span text:style-name="T2"><text:s text:c="4"/>rdfs:subClassOf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iga:representsEntity ;</text:span></text:span></text:p>
        <text:p text:style-name="P9"><text:span text:style-name="Source_20_Text"><text:span text:style-name="T2"><text:s text:c="8"/>owl:allValuesFrom [</text:span></text:span></text:p>
        <text:p text:style-name="P9"><text:span text:style-name="Source_20_Text"><text:span text:style-name="T2"><text:s text:c="12"/>a owl:Restriction ;</text:span></text:span></text:p>
        <text:p text:style-name="P9"><text:span text:style-name="Source_20_Text"><text:span text:style-name="T2"><text:s text:c="12"/>owl:onProperty core:hasEntityType ;</text:span></text:span></text:p>
        <text:p text:style-name="P9"><text:span text:style-name="Source_20_Text"><text:span text:style-name="T2"><text:s text:c="12"/>owl:hasValue core:Human</text:span></text:span></text:p>
        <text:p text:style-name="P9"><text:soft-page-break/><text:span text:style-name="Source_20_Text"><text:span text:style-name="T2"><text:s text:c="8"/>]</text:span></text:span></text:p>
        <text:p text:style-name="P9"><text:span text:style-name="Source_20_Text"><text:span text:style-name="T2"><text:s text:c="4"/>] .</text:span></text:span></text:p>
        <text:p text:style-name="P9"/>
        <text:p text:style-name="P9"><text:span text:style-name="Source_20_Text"><text:span text:style-name="T2">iga:ServiceIdentity a owl:Class ;</text:span></text:span></text:p>
        <text:p text:style-name="P9"><text:span text:style-name="Source_20_Text"><text:span text:style-name="T2"><text:s text:c="4"/>rdfs:label "Service Identity" ;</text:span></text:span></text:p>
        <text:p text:style-name="P9"><text:span text:style-name="Source_20_Text"><text:span text:style-name="T2"><text:s text:c="4"/>rdfs:comment "Identity attributes for service entities" ;</text:span></text:span></text:p>
        <text:p text:style-name="P9"><text:span text:style-name="Source_20_Text"><text:span text:style-name="T2"><text:s text:c="4"/>rdfs:subClassOf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iga:representsEntity ;</text:span></text:span></text:p>
        <text:p text:style-name="P9"><text:span text:style-name="Source_20_Text"><text:span text:style-name="T2"><text:s text:c="8"/>owl:allValuesFrom [</text:span></text:span></text:p>
        <text:p text:style-name="P9"><text:span text:style-name="Source_20_Text"><text:span text:style-name="T2"><text:s text:c="12"/>a owl:Restriction ;</text:span></text:span></text:p>
        <text:p text:style-name="P9"><text:span text:style-name="Source_20_Text"><text:span text:style-name="T2"><text:s text:c="12"/>owl:onProperty core:hasEntityType ;</text:span></text:span></text:p>
        <text:p text:style-name="P9"><text:span text:style-name="Source_20_Text"><text:span text:style-name="T2"><text:s text:c="12"/>owl:hasValue core:Service</text:span></text:span></text:p>
        <text:p text:style-name="P9"><text:span text:style-name="Source_20_Text"><text:span text:style-name="T2"><text:s text:c="8"/>]</text:span></text:span></text:p>
        <text:p text:style-name="P9"><text:span text:style-name="Source_20_Text"><text:span text:style-name="T2"><text:s text:c="4"/>] .</text:span></text:span></text:p>
        <text:p text:style-name="P9"/>
        <text:p text:style-name="P9"><text:span text:style-name="Source_20_Text"><text:span text:style-name="T2">iga:DeviceIdentity a owl:Class ;</text:span></text:span></text:p>
        <text:p text:style-name="P9"><text:span text:style-name="Source_20_Text"><text:span text:style-name="T2"><text:s text:c="4"/>rdfs:label "Device Identity" ;</text:span></text:span></text:p>
        <text:p text:style-name="P9"><text:span text:style-name="Source_20_Text"><text:span text:style-name="T2"><text:s text:c="4"/>rdfs:comment "Identity attributes for device entities" ;</text:span></text:span></text:p>
        <text:p text:style-name="P9"><text:span text:style-name="Source_20_Text"><text:span text:style-name="T2"><text:s text:c="4"/>rdfs:subClassOf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iga:representsEntity ;</text:span></text:span></text:p>
        <text:p text:style-name="P9"><text:span text:style-name="Source_20_Text"><text:span text:style-name="T2"><text:s text:c="8"/>owl:allValuesFrom [</text:span></text:span></text:p>
        <text:p text:style-name="P9"><text:span text:style-name="Source_20_Text"><text:span text:style-name="T2"><text:s text:c="12"/>a owl:Restriction ;</text:span></text:span></text:p>
        <text:p text:style-name="P9"><text:span text:style-name="Source_20_Text"><text:span text:style-name="T2"><text:s text:c="12"/>owl:onProperty core:hasEntityType ;</text:span></text:span></text:p>
        <text:p text:style-name="P9"><text:span text:style-name="Source_20_Text"><text:span text:style-name="T2"><text:s text:c="12"/>owl:hasValue core:Device</text:span></text:span></text:p>
        <text:p text:style-name="P9"><text:span text:style-name="Source_20_Text"><text:span text:style-name="T2"><text:s text:c="8"/>]</text:span></text:span></text:p>
        <text:p text:style-name="P9"><text:span text:style-name="Source_20_Text"><text:span text:style-name="T2"><text:s text:c="4"/>] .</text:span></text:span></text:p>
        <text:p text:style-name="P9"/>
        <text:p text:style-name="P9"><text:span text:style-name="Source_20_Text"><text:span text:style-name="T2">iga:ApiIdentity a owl:Class ;</text:span></text:span></text:p>
        <text:p text:style-name="P9"><text:span text:style-name="Source_20_Text"><text:span text:style-name="T2"><text:s text:c="4"/>rdfs:label "API Identity" ;</text:span></text:span></text:p>
        <text:p text:style-name="P9"><text:span text:style-name="Source_20_Text"><text:span text:style-name="T2"><text:s text:c="4"/>rdfs:comment "Identity attributes for API entities" ;</text:span></text:span></text:p>
        <text:p text:style-name="P9"><text:span text:style-name="Source_20_Text"><text:span text:style-name="T2"><text:s text:c="4"/>rdfs:subClassOf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iga:representsEntity ;</text:span></text:span></text:p>
        <text:p text:style-name="P9"><text:span text:style-name="Source_20_Text"><text:span text:style-name="T2"><text:s text:c="8"/>owl:allValuesFrom [</text:span></text:span></text:p>
        <text:p text:style-name="P9"><text:span text:style-name="Source_20_Text"><text:span text:style-name="T2"><text:s text:c="12"/>a owl:Restriction ;</text:span></text:span></text:p>
        <text:p text:style-name="P9"><text:span text:style-name="Source_20_Text"><text:span text:style-name="T2"><text:s text:c="12"/>owl:onProperty core:hasEntityType ;</text:span></text:span></text:p>
        <text:p text:style-name="P9"><text:span text:style-name="Source_20_Text"><text:span text:style-name="T2"><text:s text:c="12"/>owl:hasValue core:API</text:span></text:span></text:p>
        <text:p text:style-name="P9"><text:span text:style-name="Source_20_Text"><text:span text:style-name="T2"><text:s text:c="8"/>]</text:span></text:span></text:p>
        <text:p text:style-name="P9"><text:span text:style-name="Source_20_Text"><text:span text:style-name="T2"><text:s text:c="4"/>] .</text:span></text:span></text:p>
        <text:p text:style-name="P9"/>
        <text:p text:style-name="P9"><text:span text:style-name="Source_20_Text"><text:span text:style-name="T2">.IGA Governance Structures</text:span></text:span></text:p>
        <text:p text:style-name="P9"><text:span text:style-name="Source_20_Text"><text:span text:style-name="T2">iga:Group a owl:Class ;</text:span></text:span></text:p>
        <text:p text:style-name="P9"><text:span text:style-name="Source_20_Text"><text:span text:style-name="T2"><text:s text:c="4"/>rdfs:label "Group" ;</text:span></text:span></text:p>
        <text:p text:style-name="P9"><text:span text:style-name="Source_20_Text"><text:span text:style-name="T2"><text:s text:c="4"/>rdfs:comment "Collection of entities for governance purposes" .</text:span></text:span></text:p>
        <text:p text:style-name="P9"/>
        <text:p text:style-name="P9"><text:span text:style-name="Source_20_Text"><text:span text:style-name="T2">iga:GroupMembership a owl:Class ;</text:span></text:span></text:p>
        <text:p text:style-name="P9"><text:span text:style-name="Source_20_Text"><text:span text:style-name="T2"><text:s text:c="4"/>rdfs:label "Group Membership" ;</text:span></text:span></text:p>
        <text:p text:style-name="P9"><text:span text:style-name="Source_20_Text"><text:span text:style-name="T2"><text:s text:c="4"/>rdfs:comment "Relationship between entity and group" .</text:span></text:span></text:p>
        <text:p text:style-name="P9"/>
        <text:p text:style-name="P9"><text:span text:style-name="Source_20_Text"><text:span text:style-name="T2">iga:Role a owl:Class ;</text:span></text:span></text:p>
        <text:p text:style-name="P9"><text:span text:style-name="Source_20_Text"><text:span text:style-name="T2"><text:s text:c="4"/>rdfs:label "Role" ;</text:span></text:span></text:p>
        <text:p text:style-name="P9"><text:span text:style-name="Source_20_Text"><text:span text:style-name="T2"><text:s text:c="4"/>rdfs:comment "Business role with associated permissions" .</text:span></text:span></text:p>
        <text:p text:style-name="P9"/>
        <text:p text:style-name="P9"><text:span text:style-name="Source_20_Text"><text:span text:style-name="T2">iga:RoleAssignment a owl:Class ;</text:span></text:span></text:p>
        <text:p text:style-name="P9"><text:span text:style-name="Source_20_Text"><text:span text:style-name="T2"><text:s text:c="4"/>rdfs:label "Role Assignment" ;</text:span></text:span></text:p>
        <text:p text:style-name="P9"><text:span text:style-name="Source_20_Text"><text:span text:style-name="T2"><text:s text:c="4"/>rdfs:comment "Assignment of role to entity" .</text:span></text:span></text:p>
        <text:p text:style-name="P9"/>
        <text:p text:style-name="P9"><text:soft-page-break/><text:span text:style-name="Source_20_Text"><text:span text:style-name="T2">.IGA Workflow Classes</text:span></text:span></text:p>
        <text:p text:style-name="P9"><text:span text:style-name="Source_20_Text"><text:span text:style-name="T2">iga:WorkflowInstance a owl:Class ;</text:span></text:span></text:p>
        <text:p text:style-name="P9"><text:span text:style-name="Source_20_Text"><text:span text:style-name="T2"><text:s text:c="4"/>rdfs:label "Workflow Instance" ;</text:span></text:span></text:p>
        <text:p text:style-name="P9"><text:span text:style-name="Source_20_Text"><text:span text:style-name="T2"><text:s text:c="4"/>rdfs:comment "Instance of a governance workflow" .</text:span></text:span></text:p>
        <text:p text:style-name="P9"/>
        <text:p text:style-name="P9"><text:span text:style-name="Source_20_Text"><text:span text:style-name="T2">iga:Approval a owl:Class ;</text:span></text:span></text:p>
        <text:p text:style-name="P9"><text:span text:style-name="Source_20_Text"><text:span text:style-name="T2"><text:s text:c="4"/>rdfs:label "Approval" ;</text:span></text:span></text:p>
        <text:p text:style-name="P9"><text:span text:style-name="Source_20_Text"><text:span text:style-name="T2"><text:s text:c="4"/>rdfs:comment "Approval step in workflow" .</text:span></text:span></text:p>
        <text:p text:style-name="P9"/>
        <text:p text:style-name="P9"><text:span text:style-name="Source_20_Text"><text:span text:style-name="T2">iga:AccessRequest a owl:Class ;</text:span></text:span></text:p>
        <text:p text:style-name="P9"><text:span text:style-name="Source_20_Text"><text:span text:style-name="T2"><text:s text:c="4"/>rdfs:label "Access Request" ;</text:span></text:span></text:p>
        <text:p text:style-name="P9"><text:span text:style-name="Source_20_Text"><text:span text:style-name="T2"><text:s text:c="4"/>rdfs:comment "Request for access to resources" .</text:span></text:span></text:p>
        <text:p text:style-name="P9"/>
        <text:p text:style-name="P9"><text:span text:style-name="Source_20_Text"><text:span text:style-name="T2">.IGA Compliance Classes</text:span></text:span></text:p>
        <text:p text:style-name="P9"><text:span text:style-name="Source_20_Text"><text:span text:style-name="T2">iga:AttestationCampaign a owl:Class ;</text:span></text:span></text:p>
        <text:p text:style-name="P9"><text:span text:style-name="Source_20_Text"><text:span text:style-name="T2"><text:s text:c="4"/>rdfs:label "Attestation Campaign" ;</text:span></text:span></text:p>
        <text:p text:style-name="P9"><text:span text:style-name="Source_20_Text"><text:span text:style-name="T2"><text:s text:c="4"/>rdfs:comment "Organized compliance review cycle" .</text:span></text:span></text:p>
        <text:p text:style-name="P9"/>
        <text:p text:style-name="P9"><text:span text:style-name="Source_20_Text"><text:span text:style-name="T2">iga:Attestation a owl:Class ;</text:span></text:span></text:p>
        <text:p text:style-name="P9"><text:span text:style-name="Source_20_Text"><text:span text:style-name="T2"><text:s text:c="4"/>rdfs:label "Attestation" ;</text:span></text:span></text:p>
        <text:p text:style-name="P9"><text:span text:style-name="Source_20_Text"><text:span text:style-name="T2"><text:s text:c="4"/>rdfs:comment "Individual attestation within campaign" .</text:span></text:span></text:p>
        <text:p text:style-name="P9"/>
        <text:p text:style-name="P9"><text:span text:style-name="Source_20_Text"><text:span text:style-name="T2">iga:PolicyViolation a owl:Class ;</text:span></text:span></text:p>
        <text:p text:style-name="P9"><text:span text:style-name="Source_20_Text"><text:span text:style-name="T2"><text:s text:c="4"/>rdfs:label "Policy Violation" ;</text:span></text:span></text:p>
        <text:p text:style-name="P9"><text:span text:style-name="Source_20_Text"><text:span text:style-name="T2"><text:s text:c="4"/>rdfs:comment "Detected policy or compliance violation" .</text:span></text:span></text:p>
        <text:p text:style-name="P9"/>
        <text:p text:style-name="P9"><text:span text:style-name="Source_20_Text"><text:span text:style-name="T2">.IGA Enumerations</text:span></text:span></text:p>
        <text:p text:style-name="P9"><text:span text:style-name="Source_20_Text"><text:span text:style-name="T2">iga:GroupType a owl:Class ;</text:span></text:span></text:p>
        <text:p text:style-name="P9"><text:span text:style-name="Source_20_Text"><text:span text:style-name="T2"><text:s text:c="4"/>rdfs:label "Group Type" ;</text:span></text:span></text:p>
        <text:p text:style-name="P9"><text:span text:style-name="Source_20_Text"><text:span text:style-name="T2"><text:s text:c="4"/>owl:oneOf (iga:Department iga:Team iga:Project iga:Security iga:Functional) .</text:span></text:span></text:p>
        <text:p text:style-name="P9"/>
        <text:p text:style-name="P9"><text:span text:style-name="Source_20_Text"><text:span text:style-name="T2">iga:RoleType a owl:Class ;</text:span></text:span></text:p>
        <text:p text:style-name="P9"><text:span text:style-name="Source_20_Text"><text:span text:style-name="T2"><text:s text:c="4"/>rdfs:label "Role Type" ;</text:span></text:span></text:p>
        <text:p text:style-name="P9"><text:span text:style-name="Source_20_Text"><text:span text:style-name="T2"><text:s text:c="4"/>owl:oneOf (iga:Business iga:Technical iga:Administrative) .</text:span></text:span></text:p>
        <text:p text:style-name="P9"/>
        <text:p text:style-name="P9"><text:span text:style-name="Source_20_Text"><text:span text:style-name="T2">iga:WorkflowType a owl:Class ;</text:span></text:span></text:p>
        <text:p text:style-name="P9"><text:span text:style-name="Source_20_Text"><text:span text:style-name="T2"><text:s text:c="4"/>rdfs:label "Workflow Type" ;</text:span></text:span></text:p>
        <text:p text:style-name="P9"><text:span text:style-name="Source_20_Text"><text:span text:style-name="T2"><text:s text:c="4"/>owl:oneOf (iga:Provisioning iga:Deprovisioning iga:AccessRequest iga:Certification iga:RoleChange) .</text:span></text:span></text:p>
        <text:p text:style-name="P9"/>
        <text:p text:style-name="P9"><text:span text:style-name="Source_20_Text"><text:span text:style-name="T2">iga:AttestationType a owl:Class ;</text:span></text:span></text:p>
        <text:p text:style-name="P9"><text:span text:style-name="Source_20_Text"><text:span text:style-name="T2"><text:s text:c="4"/>rdfs:label "Attestation Type" ;</text:span></text:span></text:p>
        <text:p text:style-name="P9"><text:span text:style-name="Source_20_Text"><text:span text:style-name="T2"><text:s text:c="4"/>owl:oneOf (iga:AccessReview iga:RoleReview iga:RiskReview) .</text:span></text:span></text:p>
        <text:p text:style-name="P9"/>
        <text:p text:style-name="P9"/>
        <text:p text:style-name="P9"><text:span text:style-name="Source_20_Text"><text:span text:style-name="T2">.AAI DOMAIN CLASSES</text:span></text:span></text:p>
        <text:p text:style-name="P9"/>
        <text:p text:style-name="P9"/>
        <text:p text:style-name="P9"><text:span text:style-name="Source_20_Text"><text:span text:style-name="T2">aai:AAIEntity a owl:Class ;</text:span></text:span></text:p>
        <text:p text:style-name="P9"><text:span text:style-name="Source_20_Text"><text:span text:style-name="T2"><text:s text:c="4"/>rdfs:label "AAI Entity" ;</text:span></text:span></text:p>
        <text:p text:style-name="P9"><text:span text:style-name="Source_20_Text"><text:span text:style-name="T2"><text:s text:c="4"/>rdfs:comment "Security view of an entity with authentication context" ;</text:span></text:span></text:p>
        <text:p text:style-name="P9"><text:span text:style-name="Source_20_Text"><text:span text:style-name="T2"><text:s text:c="4"/>rdfs:subClassOf [</text:span></text:span></text:p>
        <text:p text:style-name="P9"><text:span text:style-name="Source_20_Text"><text:span text:style-name="T2"><text:s text:c="8"/>a owl:Restriction ;</text:span></text:span></text:p>
        <text:p text:style-name="P9"><text:span text:style-name="Source_20_Text"><text:span text:style-name="T2"><text:s text:c="8"/>owl:onProperty aai:hasSecurityFor ;</text:span></text:span></text:p>
        <text:p text:style-name="P9"><text:span text:style-name="Source_20_Text"><text:span text:style-name="T2"><text:s text:c="8"/>owl:someValuesFrom core:Entity</text:span></text:span></text:p>
        <text:p text:style-name="P9"><text:span text:style-name="Source_20_Text"><text:span text:style-name="T2"><text:s text:c="4"/>] .</text:span></text:span></text:p>
        <text:p text:style-name="P9"/>
        <text:p text:style-name="P9"><text:span text:style-name="Source_20_Text"><text:span text:style-name="T2">.AAI Authentication &amp; Credentials</text:span></text:span></text:p>
        <text:p text:style-name="P9"><text:span text:style-name="Source_20_Text"><text:span text:style-name="T2">aai:Credential a owl:Class ;</text:span></text:span></text:p>
        <text:p text:style-name="P9"><text:soft-page-break/><text:span text:style-name="Source_20_Text"><text:span text:style-name="T2"><text:s text:c="4"/>rdfs:label "Credential" ;</text:span></text:span></text:p>
        <text:p text:style-name="P9"><text:span text:style-name="Source_20_Text"><text:span text:style-name="T2"><text:s text:c="4"/>rdfs:comment "Authentication credential for entity" .</text:span></text:span></text:p>
        <text:p text:style-name="P9"/>
        <text:p text:style-name="P9"><text:span text:style-name="Source_20_Text"><text:span text:style-name="T2">aai:Certificate a owl:Class ;</text:span></text:span></text:p>
        <text:p text:style-name="P9"><text:span text:style-name="Source_20_Text"><text:span text:style-name="T2"><text:s text:c="4"/>rdfs:label "Certificate" ;</text:span></text:span></text:p>
        <text:p text:style-name="P9"><text:span text:style-name="Source_20_Text"><text:span text:style-name="T2"><text:s text:c="4"/>rdfs:comment "X.509 certificate credential" ;</text:span></text:span></text:p>
        <text:p text:style-name="P9"><text:span text:style-name="Source_20_Text"><text:span text:style-name="T2"><text:s text:c="4"/>rdfs:subClassOf aai:Credential .</text:span></text:span></text:p>
        <text:p text:style-name="P9"/>
        <text:p text:style-name="P9"><text:span text:style-name="Source_20_Text"><text:span text:style-name="T2">aai:ApiKey a owl:Class ;</text:span></text:span></text:p>
        <text:p text:style-name="P9"><text:span text:style-name="Source_20_Text"><text:span text:style-name="T2"><text:s text:c="4"/>rdfs:label "API Key" ;</text:span></text:span></text:p>
        <text:p text:style-name="P9"><text:span text:style-name="Source_20_Text"><text:span text:style-name="T2"><text:s text:c="4"/>rdfs:comment "API key credential" ;</text:span></text:span></text:p>
        <text:p text:style-name="P9"><text:span text:style-name="Source_20_Text"><text:span text:style-name="T2"><text:s text:c="4"/>rdfs:subClassOf aai:Credential .</text:span></text:span></text:p>
        <text:p text:style-name="P9"/>
        <text:p text:style-name="P9"><text:span text:style-name="Source_20_Text"><text:span text:style-name="T2">aai:MFADevice a owl:Class ;</text:span></text:span></text:p>
        <text:p text:style-name="P9"><text:span text:style-name="Source_20_Text"><text:span text:style-name="T2"><text:s text:c="4"/>rdfs:label "MFA Device" ;</text:span></text:span></text:p>
        <text:p text:style-name="P9"><text:span text:style-name="Source_20_Text"><text:span text:style-name="T2"><text:s text:c="4"/>rdfs:comment "Multi-factor authentication device" ;</text:span></text:span></text:p>
        <text:p text:style-name="P9"><text:span text:style-name="Source_20_Text"><text:span text:style-name="T2"><text:s text:c="4"/>rdfs:subClassOf aai:Credential .</text:span></text:span></text:p>
        <text:p text:style-name="P9"/>
        <text:p text:style-name="P9"><text:span text:style-name="Source_20_Text"><text:span text:style-name="T2">.AAI Authorization Framework</text:span></text:span></text:p>
        <text:p text:style-name="P9"><text:span text:style-name="Source_20_Text"><text:span text:style-name="T2">aai:Permission a owl:Class ;</text:span></text:span></text:p>
        <text:p text:style-name="P9"><text:span text:style-name="Source_20_Text"><text:span text:style-name="T2"><text:s text:c="4"/>rdfs:label "Permission" ;</text:span></text:span></text:p>
        <text:p text:style-name="P9"><text:span text:style-name="Source_20_Text"><text:span text:style-name="T2"><text:s text:c="4"/>rdfs:comment "Specific permission for resource action" .</text:span></text:span></text:p>
        <text:p text:style-name="P9"/>
        <text:p text:style-name="P9"><text:span text:style-name="Source_20_Text"><text:span text:style-name="T2">aai:Policy a owl:Class ;</text:span></text:span></text:p>
        <text:p text:style-name="P9"><text:span text:style-name="Source_20_Text"><text:span text:style-name="T2"><text:s text:c="4"/>rdfs:label "Policy" ;</text:span></text:span></text:p>
        <text:p text:style-name="P9"><text:span text:style-name="Source_20_Text"><text:span text:style-name="T2"><text:s text:c="4"/>rdfs:comment "Authorization policy for access control" .</text:span></text:span></text:p>
        <text:p text:style-name="P9"/>
        <text:p text:style-name="P9"><text:span text:style-name="Source_20_Text"><text:span text:style-name="T2">aai:PolicyEvaluation a owl:Class ;</text:span></text:span></text:p>
        <text:p text:style-name="P9"><text:span text:style-name="Source_20_Text"><text:span text:style-name="T2"><text:s text:c="4"/>rdfs:label "Policy Evaluation" ;</text:span></text:span></text:p>
        <text:p text:style-name="P9"><text:span text:style-name="Source_20_Text"><text:span text:style-name="T2"><text:s text:c="4"/>rdfs:comment "Result of policy evaluation" .</text:span></text:span></text:p>
        <text:p text:style-name="P9"/>
        <text:p text:style-name="P9"><text:span text:style-name="Source_20_Text"><text:span text:style-name="T2">aai:AccessGrant a owl:Class ;</text:span></text:span></text:p>
        <text:p text:style-name="P9"><text:span text:style-name="Source_20_Text"><text:span text:style-name="T2"><text:s text:c="4"/>rdfs:label "Access Grant" ;</text:span></text:span></text:p>
        <text:p text:style-name="P9"><text:span text:style-name="Source_20_Text"><text:span text:style-name="T2"><text:s text:c="4"/>rdfs:comment "Granted access to resource" .</text:span></text:span></text:p>
        <text:p text:style-name="P9"/>
        <text:p text:style-name="P9"><text:span text:style-name="Source_20_Text"><text:span text:style-name="T2">.AAI Session &amp; Context</text:span></text:span></text:p>
        <text:p text:style-name="P9"><text:span text:style-name="Source_20_Text"><text:span text:style-name="T2">aai:Session a owl:Class ;</text:span></text:span></text:p>
        <text:p text:style-name="P9"><text:span text:style-name="Source_20_Text"><text:span text:style-name="T2"><text:s text:c="4"/>rdfs:label "Session" ;</text:span></text:span></text:p>
        <text:p text:style-name="P9"><text:span text:style-name="Source_20_Text"><text:span text:style-name="T2"><text:s text:c="4"/>rdfs:comment "Authentication session" .</text:span></text:span></text:p>
        <text:p text:style-name="P9"/>
        <text:p text:style-name="P9"><text:span text:style-name="Source_20_Text"><text:span text:style-name="T2">aai:SecurityEvent a owl:Class ;</text:span></text:span></text:p>
        <text:p text:style-name="P9"><text:span text:style-name="Source_20_Text"><text:span text:style-name="T2"><text:s text:c="4"/>rdfs:label "Security Event" ;</text:span></text:span></text:p>
        <text:p text:style-name="P9"><text:span text:style-name="Source_20_Text"><text:span text:style-name="T2"><text:s text:c="4"/>rdfs:comment "Security-related event" .</text:span></text:span></text:p>
        <text:p text:style-name="P9"/>
        <text:p text:style-name="P9"><text:span text:style-name="Source_20_Text"><text:span text:style-name="T2">aai:RiskAssessment a owl:Class ;</text:span></text:span></text:p>
        <text:p text:style-name="P9"><text:span text:style-name="Source_20_Text"><text:span text:style-name="T2"><text:s text:c="4"/>rdfs:label "Risk Assessment" ;</text:span></text:span></text:p>
        <text:p text:style-name="P9"><text:span text:style-name="Source_20_Text"><text:span text:style-name="T2"><text:s text:c="4"/>rdfs:comment "Security risk assessment" .</text:span></text:span></text:p>
        <text:p text:style-name="P9"/>
        <text:p text:style-name="P9"><text:span text:style-name="Source_20_Text"><text:span text:style-name="T2">.AAI Application Integration</text:span></text:span></text:p>
        <text:p text:style-name="P9"><text:span text:style-name="Source_20_Text"><text:span text:style-name="T2">aai:Application a owl:Class ;</text:span></text:span></text:p>
        <text:p text:style-name="P9"><text:span text:style-name="Source_20_Text"><text:span text:style-name="T2"><text:s text:c="4"/>rdfs:label "Application" ;</text:span></text:span></text:p>
        <text:p text:style-name="P9"><text:span text:style-name="Source_20_Text"><text:span text:style-name="T2"><text:s text:c="4"/>rdfs:comment "Integrated application" ;</text:span></text:span></text:p>
        <text:p text:style-name="P9"><text:span text:style-name="Source_20_Text"><text:span text:style-name="T2"><text:s text:c="4"/>rdfs:subClassOf core:Resource .</text:span></text:span></text:p>
        <text:p text:style-name="P9"/>
        <text:p text:style-name="P9"><text:span text:style-name="Source_20_Text"><text:span text:style-name="T2">.AAI Enumerations</text:span></text:span></text:p>
        <text:p text:style-name="P9"><text:span text:style-name="Source_20_Text"><text:span text:style-name="T2">aai:CredentialType a owl:Class ;</text:span></text:span></text:p>
        <text:p text:style-name="P9"><text:span text:style-name="Source_20_Text"><text:span text:style-name="T2"><text:s text:c="4"/>rdfs:label "Credential Type" ;</text:span></text:span></text:p>
        <text:p text:style-name="P9"><text:span text:style-name="Source_20_Text"><text:span text:style-name="T2"><text:s text:c="4"/>owl:oneOf (aai:Password aai:Certificate aai:ApiKey aai:Token aai:Biometric aai:MFADevice) .</text:span></text:span></text:p>
        <text:p text:style-name="P9"><text:soft-page-break/></text:p>
        <text:p text:style-name="P9"><text:span text:style-name="Source_20_Text"><text:span text:style-name="T2">aai:SessionType a owl:Class ;</text:span></text:span></text:p>
        <text:p text:style-name="P9"><text:span text:style-name="Source_20_Text"><text:span text:style-name="T2"><text:s text:c="4"/>rdfs:label "Session Type" ;</text:span></text:span></text:p>
        <text:p text:style-name="P9"><text:span text:style-name="Source_20_Text"><text:span text:style-name="T2"><text:s text:c="4"/>owl:oneOf (aai:Web aai:API aai:Service aai:Mobile) .</text:span></text:span></text:p>
        <text:p text:style-name="P9"/>
        <text:p text:style-name="P9"><text:span text:style-name="Source_20_Text"><text:span text:style-name="T2">aai:PolicyType a owl:Class ;</text:span></text:span></text:p>
        <text:p text:style-name="P9"><text:span text:style-name="Source_20_Text"><text:span text:style-name="T2"><text:s text:c="4"/>rdfs:label "Policy Type" ;</text:span></text:span></text:p>
        <text:p text:style-name="P9"><text:span text:style-name="Source_20_Text"><text:span text:style-name="T2"><text:s text:c="4"/>owl:oneOf (aai:ABAC aai:RBAC aai:Custom aai:Contextual) .</text:span></text:span></text:p>
        <text:p text:style-name="P9"/>
        <text:p text:style-name="P9"/>
        <text:p text:style-name="P9"><text:span text:style-name="Source_20_Text"><text:span text:style-name="T2">.CROSS-DOMAIN INTEGRATION CLASSES</text:span></text:span></text:p>
        <text:p text:style-name="P9"/>
        <text:p text:style-name="P9"/>
        <text:p text:style-name="P9"><text:span text:style-name="Source_20_Text"><text:span text:style-name="T2">core:AuditEvent a owl:Class ;</text:span></text:span></text:p>
        <text:p text:style-name="P9"><text:span text:style-name="Source_20_Text"><text:span text:style-name="T2"><text:s text:c="4"/>rdfs:label "Audit Event" ;</text:span></text:span></text:p>
        <text:p text:style-name="P9"><text:span text:style-name="Source_20_Text"><text:span text:style-name="T2"><text:s text:c="4"/>rdfs:comment "Auditable event across domains" .</text:span></text:span></text:p>
        <text:p text:style-name="P9"/>
        <text:p text:style-name="P9"><text:span text:style-name="Source_20_Text"><text:span text:style-name="T2">core:SyncEvent a owl:Class ;</text:span></text:span></text:p>
        <text:p text:style-name="P9"><text:span text:style-name="Source_20_Text"><text:span text:style-name="T2"><text:s text:c="4"/>rdfs:label "Sync Event" ;</text:span></text:span></text:p>
        <text:p text:style-name="P9"><text:span text:style-name="Source_20_Text"><text:span text:style-name="T2"><text:s text:c="4"/>rdfs:comment "Cross-domain synchronization event" .</text:span></text:span></text:p>
        <text:p text:style-name="P9"/>
        <text:p text:style-name="P9"><text:span text:style-name="Source_20_Text"><text:span text:style-name="T2">core:IdentityProvider a owl:Class ;</text:span></text:span></text:p>
        <text:p text:style-name="P9"><text:span text:style-name="Source_20_Text"><text:span text:style-name="T2"><text:s text:c="4"/>rdfs:label "Identity Provider" ;</text:span></text:span></text:p>
        <text:p text:style-name="P9"><text:span text:style-name="Source_20_Text"><text:span text:style-name="T2"><text:s text:c="4"/>rdfs:comment "External identity provider" .</text:span></text:span></text:p>
        <text:p text:style-name="P9"/>
        <text:p text:style-name="P9"><text:span text:style-name="Source_20_Text"><text:span text:style-name="T2">core:SyncJob a owl:Class ;</text:span></text:span></text:p>
        <text:p text:style-name="P9"><text:span text:style-name="Source_20_Text"><text:span text:style-name="T2"><text:s text:c="4"/>rdfs:label "Sync Job" ;</text:span></text:span></text:p>
        <text:p text:style-name="P9"><text:span text:style-name="Source_20_Text"><text:span text:style-name="T2"><text:s text:c="4"/>rdfs:comment "Identity synchronization job" .</text:span></text:span></text:p>
        <text:p text:style-name="P9"/>
        <text:p text:style-name="P9"/>
        <text:p text:style-name="P9"><text:span text:style-name="Source_20_Text"><text:span text:style-name="T2">.OBJECT PROPERTIES</text:span></text:span></text:p>
        <text:p text:style-name="P9"/>
        <text:p text:style-name="P9"/>
        <text:p text:style-name="P9"><text:span text:style-name="Source_20_Text"><text:span text:style-name="T2">.Core Properties</text:span></text:span></text:p>
        <text:p text:style-name="P9"><text:span text:style-name="Source_20_Text"><text:span text:style-name="T2">core:hasEntityType a owl:ObjectProperty ;</text:span></text:span></text:p>
        <text:p text:style-name="P9"><text:span text:style-name="Source_20_Text"><text:span text:style-name="T2"><text:s text:c="4"/>rdfs:label "has entity type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core:EntityType .</text:span></text:span></text:p>
        <text:p text:style-name="P9"/>
        <text:p text:style-name="P9"><text:span text:style-name="Source_20_Text"><text:span text:style-name="T2">core:hasStatus a owl:ObjectProperty ;</text:span></text:span></text:p>
        <text:p text:style-name="P9"><text:span text:style-name="Source_20_Text"><text:span text:style-name="T2"><text:s text:c="4"/>rdfs:label "has status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core:EntityStatus .</text:span></text:span></text:p>
        <text:p text:style-name="P9"/>
        <text:p text:style-name="P9"><text:span text:style-name="Source_20_Text"><text:span text:style-name="T2">core:belongsToTenant a owl:ObjectProperty ;</text:span></text:span></text:p>
        <text:p text:style-name="P9"><text:span text:style-name="Source_20_Text"><text:span text:style-name="T2"><text:s text:c="4"/>rdfs:label "belongs to tenant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core:Tenant .</text:span></text:span></text:p>
        <text:p text:style-name="P9"/>
        <text:p text:style-name="P9"><text:span text:style-name="Source_20_Text"><text:span text:style-name="T2">core:hasParentTenant a owl:ObjectProperty ;</text:span></text:span></text:p>
        <text:p text:style-name="P9"><text:span text:style-name="Source_20_Text"><text:span text:style-name="T2"><text:s text:c="4"/>rdfs:label "has parent tenant" ;</text:span></text:span></text:p>
        <text:p text:style-name="P9"><text:span text:style-name="Source_20_Text"><text:span text:style-name="T2"><text:s text:c="4"/>rdfs:domain core:Tenant ;</text:span></text:span></text:p>
        <text:p text:style-name="P9"><text:span text:style-name="Source_20_Text"><text:span text:style-name="T2"><text:s text:c="4"/>rdfs:range core:Tenant .</text:span></text:span></text:p>
        <text:p text:style-name="P9"/>
        <text:p text:style-name="P9"><text:span text:style-name="Source_20_Text"><text:span text:style-name="T2">.IGA Properties</text:span></text:span></text:p>
        <text:p text:style-name="P9"><text:span text:style-name="Source_20_Text"><text:span text:style-name="T2">iga:hasGovernanceFor a owl:ObjectProperty ;</text:span></text:span></text:p>
        <text:p text:style-name="P9"><text:span text:style-name="Source_20_Text"><text:span text:style-name="T2"><text:s text:c="4"/>rdfs:label "has governance for" ;</text:span></text:span></text:p>
        <text:p text:style-name="P9"><text:span text:style-name="Source_20_Text"><text:span text:style-name="T2"><text:s text:c="4"/>rdfs:domain iga:IGAEntity ;</text:span></text:span></text:p>
        <text:p text:style-name="P9"><text:span text:style-name="Source_20_Text"><text:span text:style-name="T2"><text:s text:c="4"/>rdfs:range core:Entity ;</text:span></text:span></text:p>
        <text:p text:style-name="P9"><text:soft-page-break/><text:span text:style-name="Source_20_Text"><text:span text:style-name="T2"><text:s text:c="4"/>owl:inverseOf iga:hasGovernanceView .</text:span></text:span></text:p>
        <text:p text:style-name="P9"/>
        <text:p text:style-name="P9"><text:span text:style-name="Source_20_Text"><text:span text:style-name="T2">iga:hasGovernanceView a owl:ObjectProperty ;</text:span></text:span></text:p>
        <text:p text:style-name="P9"><text:span text:style-name="Source_20_Text"><text:span text:style-name="T2"><text:s text:c="4"/>rdfs:label "has governance view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iga:IGAEntity .</text:span></text:span></text:p>
        <text:p text:style-name="P9"/>
        <text:p text:style-name="P9"><text:span text:style-name="Source_20_Text"><text:span text:style-name="T2">iga:representsEntity a owl:ObjectProperty ;</text:span></text:span></text:p>
        <text:p text:style-name="P9"><text:span text:style-name="Source_20_Text"><text:span text:style-name="T2"><text:s text:c="4"/>rdfs:label "represents entity" ;</text:span></text:span></text:p>
        <text:p text:style-name="P9"><text:span text:style-name="Source_20_Text"><text:span text:style-name="T2"><text:s text:c="4"/>rdfs:range core:Entity .</text:span></text:span></text:p>
        <text:p text:style-name="P9"/>
        <text:p text:style-name="P9"><text:span text:style-name="Source_20_Text"><text:span text:style-name="T2">iga:isMemberOf a owl:ObjectProperty ;</text:span></text:span></text:p>
        <text:p text:style-name="P9"><text:span text:style-name="Source_20_Text"><text:span text:style-name="T2"><text:s text:c="4"/>rdfs:label "is member of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iga:Group .</text:span></text:span></text:p>
        <text:p text:style-name="P9"/>
        <text:p text:style-name="P9"><text:span text:style-name="Source_20_Text"><text:span text:style-name="T2">iga:hasRole a owl:ObjectProperty ;</text:span></text:span></text:p>
        <text:p text:style-name="P9"><text:span text:style-name="Source_20_Text"><text:span text:style-name="T2"><text:s text:c="4"/>rdfs:label "has role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iga:Role .</text:span></text:span></text:p>
        <text:p text:style-name="P9"/>
        <text:p text:style-name="P9"><text:span text:style-name="Source_20_Text"><text:span text:style-name="T2">iga:hasBusinessOwner a owl:ObjectProperty ;</text:span></text:span></text:p>
        <text:p text:style-name="P9"><text:span text:style-name="Source_20_Text"><text:span text:style-name="T2"><text:s text:c="4"/>rdfs:label "has business owner" ;</text:span></text:span></text:p>
        <text:p text:style-name="P9"><text:span text:style-name="Source_20_Text"><text:span text:style-name="T2"><text:s text:c="4"/>rdfs:range core:Entity .</text:span></text:span></text:p>
        <text:p text:style-name="P9"/>
        <text:p text:style-name="P9"><text:span text:style-name="Source_20_Text"><text:span text:style-name="T2">iga:manages a owl:ObjectProperty ;</text:span></text:span></text:p>
        <text:p text:style-name="P9"><text:span text:style-name="Source_20_Text"><text:span text:style-name="T2"><text:s text:c="4"/>rdfs:label "manages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iga:HumanIdentity .</text:span></text:span></text:p>
        <text:p text:style-name="P9"/>
        <text:p text:style-name="P9"><text:span text:style-name="Source_20_Text"><text:span text:style-name="T2">iga:hasApprover a owl:ObjectProperty ;</text:span></text:span></text:p>
        <text:p text:style-name="P9"><text:span text:style-name="Source_20_Text"><text:span text:style-name="T2"><text:s text:c="4"/>rdfs:label "has approver" ;</text:span></text:span></text:p>
        <text:p text:style-name="P9"><text:span text:style-name="Source_20_Text"><text:span text:style-name="T2"><text:s text:c="4"/>rdfs:domain iga:Approval ;</text:span></text:span></text:p>
        <text:p text:style-name="P9"><text:span text:style-name="Source_20_Text"><text:span text:style-name="T2"><text:s text:c="4"/>rdfs:range core:Entity .</text:span></text:span></text:p>
        <text:p text:style-name="P9"/>
        <text:p text:style-name="P9"><text:span text:style-name="Source_20_Text"><text:span text:style-name="T2">iga:subjectOfAttestation a owl:ObjectProperty ;</text:span></text:span></text:p>
        <text:p text:style-name="P9"><text:span text:style-name="Source_20_Text"><text:span text:style-name="T2"><text:s text:c="4"/>rdfs:label "subject of attestation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iga:Attestation .</text:span></text:span></text:p>
        <text:p text:style-name="P9"/>
        <text:p text:style-name="P9"><text:span text:style-name="Source_20_Text"><text:span text:style-name="T2">.AAI Properties</text:span></text:span></text:p>
        <text:p text:style-name="P9"><text:span text:style-name="Source_20_Text"><text:span text:style-name="T2">aai:hasSecurityFor a owl:ObjectProperty ;</text:span></text:span></text:p>
        <text:p text:style-name="P9"><text:span text:style-name="Source_20_Text"><text:span text:style-name="T2"><text:s text:c="4"/>rdfs:label "has security for" ;</text:span></text:span></text:p>
        <text:p text:style-name="P9"><text:span text:style-name="Source_20_Text"><text:span text:style-name="T2"><text:s text:c="4"/>rdfs:domain aai:AAIEntity ;</text:span></text:span></text:p>
        <text:p text:style-name="P9"><text:span text:style-name="Source_20_Text"><text:span text:style-name="T2"><text:s text:c="4"/>rdfs:range core:Entity ;</text:span></text:span></text:p>
        <text:p text:style-name="P9"><text:span text:style-name="Source_20_Text"><text:span text:style-name="T2"><text:s text:c="4"/>owl:inverseOf aai:hasSecurityView .</text:span></text:span></text:p>
        <text:p text:style-name="P9"/>
        <text:p text:style-name="P9"><text:span text:style-name="Source_20_Text"><text:span text:style-name="T2">aai:hasSecurityView a owl:ObjectProperty ;</text:span></text:span></text:p>
        <text:p text:style-name="P9"><text:span text:style-name="Source_20_Text"><text:span text:style-name="T2"><text:s text:c="4"/>rdfs:label "has security view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aai:AAIEntity .</text:span></text:span></text:p>
        <text:p text:style-name="P9"/>
        <text:p text:style-name="P9"><text:span text:style-name="Source_20_Text"><text:span text:style-name="T2">aai:hasCredential a owl:ObjectProperty ;</text:span></text:span></text:p>
        <text:p text:style-name="P9"><text:span text:style-name="Source_20_Text"><text:span text:style-name="T2"><text:s text:c="4"/>rdfs:label "has credential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aai:Credential .</text:span></text:span></text:p>
        <text:p text:style-name="P9"/>
        <text:p text:style-name="P9"><text:span text:style-name="Source_20_Text"><text:span text:style-name="T2">aai:hasSession a owl:ObjectProperty ;</text:span></text:span></text:p>
        <text:p text:style-name="P9"><text:span text:style-name="Source_20_Text"><text:span text:style-name="T2"><text:s text:c="4"/>rdfs:label "has session" ;</text:span></text:span></text:p>
        <text:p text:style-name="P9"><text:soft-page-break/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aai:Session .</text:span></text:span></text:p>
        <text:p text:style-name="P9"/>
        <text:p text:style-name="P9"><text:span text:style-name="Source_20_Text"><text:span text:style-name="T2">aai:hasPermission a owl:ObjectProperty ;</text:span></text:span></text:p>
        <text:p text:style-name="P9"><text:span text:style-name="Source_20_Text"><text:span text:style-name="T2"><text:s text:c="4"/>rdfs:label "has permission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aai:Permission .</text:span></text:span></text:p>
        <text:p text:style-name="P9"/>
        <text:p text:style-name="P9"><text:span text:style-name="Source_20_Text"><text:span text:style-name="T2">aai:isSubjectTo a owl:ObjectProperty ;</text:span></text:span></text:p>
        <text:p text:style-name="P9"><text:span text:style-name="Source_20_Text"><text:span text:style-name="T2"><text:s text:c="4"/>rdfs:label "is subject to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aai:Policy .</text:span></text:span></text:p>
        <text:p text:style-name="P9"/>
        <text:p text:style-name="P9"><text:span text:style-name="Source_20_Text"><text:span text:style-name="T2">aai:hasAccessTo a owl:ObjectProperty ;</text:span></text:span></text:p>
        <text:p text:style-name="P9"><text:span text:style-name="Source_20_Text"><text:span text:style-name="T2"><text:s text:c="4"/>rdfs:label "has access to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core:Resource .</text:span></text:span></text:p>
        <text:p text:style-name="P9"/>
        <text:p text:style-name="P9"><text:span text:style-name="Source_20_Text"><text:span text:style-name="T2">aai:evaluatedBy a owl:ObjectProperty ;</text:span></text:span></text:p>
        <text:p text:style-name="P9"><text:span text:style-name="Source_20_Text"><text:span text:style-name="T2"><text:s text:c="4"/>rdfs:label "evaluated by" ;</text:span></text:span></text:p>
        <text:p text:style-name="P9"><text:span text:style-name="Source_20_Text"><text:span text:style-name="T2"><text:s text:c="4"/>rdfs:domain aai:Policy ;</text:span></text:span></text:p>
        <text:p text:style-name="P9"><text:span text:style-name="Source_20_Text"><text:span text:style-name="T2"><text:s text:c="4"/>rdfs:range aai:PolicyEvaluation .</text:span></text:span></text:p>
        <text:p text:style-name="P9"/>
        <text:p text:style-name="P9"><text:span text:style-name="Source_20_Text"><text:span text:style-name="T2">.Cross-Domain Properties</text:span></text:span></text:p>
        <text:p text:style-name="P9"><text:span text:style-name="Source_20_Text"><text:span text:style-name="T2">core:generatesAuditEvent a owl:ObjectProperty ;</text:span></text:span></text:p>
        <text:p text:style-name="P9"><text:span text:style-name="Source_20_Text"><text:span text:style-name="T2"><text:s text:c="4"/>rdfs:label "generates audit event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core:AuditEvent .</text:span></text:span></text:p>
        <text:p text:style-name="P9"/>
        <text:p text:style-name="P9"><text:span text:style-name="Source_20_Text"><text:span text:style-name="T2">core:synchronizedBy a owl:ObjectProperty ;</text:span></text:span></text:p>
        <text:p text:style-name="P9"><text:span text:style-name="Source_20_Text"><text:span text:style-name="T2"><text:s text:c="4"/>rdfs:label "synchronized by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core:SyncEvent .</text:span></text:span></text:p>
        <text:p text:style-name="P9"/>
        <text:p text:style-name="P9"/>
        <text:p text:style-name="P9"><text:span text:style-name="Source_20_Text"><text:span text:style-name="T2">.DATA PROPERTIES</text:span></text:span></text:p>
        <text:p text:style-name="P9"/>
        <text:p text:style-name="P9"/>
        <text:p text:style-name="P9"><text:span text:style-name="Source_20_Text"><text:span text:style-name="T2">.Core Data Properties</text:span></text:span></text:p>
        <text:p text:style-name="P9"><text:span text:style-name="Source_20_Text"><text:span text:style-name="T2">core:entityId a owl:DatatypeProperty ;</text:span></text:span></text:p>
        <text:p text:style-name="P9"><text:span text:style-name="Source_20_Text"><text:span text:style-name="T2"><text:s text:c="4"/>rdfs:label "entity ID" ;</text:span></text:span></text:p>
        <text:p text:style-name="P9"><text:span text:style-name="Source_20_Text"><text:span text:style-name="T2"><text:s text:c="4"/>rdfs:domain core: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core:createdAt a owl:DatatypeProperty ;</text:span></text:span></text:p>
        <text:p text:style-name="P9"><text:span text:style-name="Source_20_Text"><text:span text:style-name="T2"><text:s text:c="4"/>rdfs:label "created at" ;</text:span></text:span></text:p>
        <text:p text:style-name="P9"><text:span text:style-name="Source_20_Text"><text:span text:style-name="T2"><text:s text:c="4"/>rdfs:range xsd:dateTime .</text:span></text:span></text:p>
        <text:p text:style-name="P9"/>
        <text:p text:style-name="P9"><text:span text:style-name="Source_20_Text"><text:span text:style-name="T2">core:updatedAt a owl:DatatypeProperty ;</text:span></text:span></text:p>
        <text:p text:style-name="P9"><text:span text:style-name="Source_20_Text"><text:span text:style-name="T2"><text:s text:c="4"/>rdfs:label "updated at" ;</text:span></text:span></text:p>
        <text:p text:style-name="P9"><text:span text:style-name="Source_20_Text"><text:span text:style-name="T2"><text:s text:c="4"/>rdfs:range xsd:dateTime .</text:span></text:span></text:p>
        <text:p text:style-name="P9"/>
        <text:p text:style-name="P9"><text:span text:style-name="Source_20_Text"><text:span text:style-name="T2">core:name a owl:DatatypeProperty ;</text:span></text:span></text:p>
        <text:p text:style-name="P9"><text:span text:style-name="Source_20_Text"><text:span text:style-name="T2"><text:s text:c="4"/>rdfs:label "name"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core:description a owl:DatatypeProperty ;</text:span></text:span></text:p>
        <text:p text:style-name="P9"><text:span text:style-name="Source_20_Text"><text:span text:style-name="T2"><text:s text:c="4"/>rdfs:label "description" ;</text:span></text:span></text:p>
        <text:p text:style-name="P9"><text:span text:style-name="Source_20_Text"><text:span text:style-name="T2"><text:s text:c="4"/>rdfs:range xsd:string .</text:span></text:span></text:p>
        <text:p text:style-name="P9"><text:soft-page-break/></text:p>
        <text:p text:style-name="P9"><text:span text:style-name="Source_20_Text"><text:span text:style-name="T2">.IGA Data Properties</text:span></text:span></text:p>
        <text:p text:style-name="P9"><text:span text:style-name="Source_20_Text"><text:span text:style-name="T2">iga:firstName a owl:DatatypeProperty ;</text:span></text:span></text:p>
        <text:p text:style-name="P9"><text:span text:style-name="Source_20_Text"><text:span text:style-name="T2"><text:s text:c="4"/>rdfs:label "first name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lastName a owl:DatatypeProperty ;</text:span></text:span></text:p>
        <text:p text:style-name="P9"><text:span text:style-name="Source_20_Text"><text:span text:style-name="T2"><text:s text:c="4"/>rdfs:label "last name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email a owl:DatatypeProperty ;</text:span></text:span></text:p>
        <text:p text:style-name="P9"><text:span text:style-name="Source_20_Text"><text:span text:style-name="T2"><text:s text:c="4"/>rdfs:label "email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employeeId a owl:DatatypeProperty ;</text:span></text:span></text:p>
        <text:p text:style-name="P9"><text:span text:style-name="Source_20_Text"><text:span text:style-name="T2"><text:s text:c="4"/>rdfs:label "employee ID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department a owl:DatatypeProperty ;</text:span></text:span></text:p>
        <text:p text:style-name="P9"><text:span text:style-name="Source_20_Text"><text:span text:style-name="T2"><text:s text:c="4"/>rdfs:label "department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jobTitle a owl:DatatypeProperty ;</text:span></text:span></text:p>
        <text:p text:style-name="P9"><text:span text:style-name="Source_20_Text"><text:span text:style-name="T2"><text:s text:c="4"/>rdfs:label "job title" ;</text:span></text:span></text:p>
        <text:p text:style-name="P9"><text:span text:style-name="Source_20_Text"><text:span text:style-name="T2"><text:s text:c="4"/>rdfs:domain iga:HumanId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businessPurpose a owl:DatatypeProperty ;</text:span></text:span></text:p>
        <text:p text:style-name="P9"><text:span text:style-name="Source_20_Text"><text:span text:style-name="T2"><text:s text:c="4"/>rdfs:label "business purpose" ;</text:span></text:span></text:p>
        <text:p text:style-name="P9"><text:span text:style-name="Source_20_Text"><text:span text:style-name="T2"><text:s text:c="4"/>rdfs:domain iga:IGA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complianceScope a owl:DatatypeProperty ;</text:span></text:span></text:p>
        <text:p text:style-name="P9"><text:span text:style-name="Source_20_Text"><text:span text:style-name="T2"><text:s text:c="4"/>rdfs:label "compliance scope" ;</text:span></text:span></text:p>
        <text:p text:style-name="P9"><text:span text:style-name="Source_20_Text"><text:span text:style-name="T2"><text:s text:c="4"/>rdfs:domain iga:IGA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requiresAttestation a owl:DatatypeProperty ;</text:span></text:span></text:p>
        <text:p text:style-name="P9"><text:span text:style-name="Source_20_Text"><text:span text:style-name="T2"><text:s text:c="4"/>rdfs:label "requires attestation" ;</text:span></text:span></text:p>
        <text:p text:style-name="P9"><text:span text:style-name="Source_20_Text"><text:span text:style-name="T2"><text:s text:c="4"/>rdfs:domain iga:IGAEntity ;</text:span></text:span></text:p>
        <text:p text:style-name="P9"><text:span text:style-name="Source_20_Text"><text:span text:style-name="T2"><text:s text:c="4"/>rdfs:range xsd:boolean .</text:span></text:span></text:p>
        <text:p text:style-name="P9"/>
        <text:p text:style-name="P9"><text:span text:style-name="Source_20_Text"><text:span text:style-name="T2">iga:justification a owl:DatatypeProperty ;</text:span></text:span></text:p>
        <text:p text:style-name="P9"><text:span text:style-name="Source_20_Text"><text:span text:style-name="T2"><text:s text:c="4"/>rdfs:label "justification"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iga:priority a owl:DatatypeProperty ;</text:span></text:span></text:p>
        <text:p text:style-name="P9"><text:span text:style-name="Source_20_Text"><text:span text:style-name="T2"><text:s text:c="4"/>rdfs:label "priority" ;</text:span></text:span></text:p>
        <text:p text:style-name="P9"><text:span text:style-name="Source_20_Text"><text:span text:style-name="T2"><text:s text:c="4"/>rdfs:domain iga:WorkflowInstance ;</text:span></text:span></text:p>
        <text:p text:style-name="P9"><text:span text:style-name="Source_20_Text"><text:span text:style-name="T2"><text:s text:c="4"/>rdfs:range xsd:int .</text:span></text:span></text:p>
        <text:p text:style-name="P9"/>
        <text:p text:style-name="P9"><text:span text:style-name="Source_20_Text"><text:span text:style-name="T2">.AAI Data Properties</text:span></text:span></text:p>
        <text:p text:style-name="P9"><text:span text:style-name="Source_20_Text"><text:span text:style-name="T2">aai:lastAccessAt a owl:DatatypeProperty ;</text:span></text:span></text:p>
        <text:p text:style-name="P9"><text:span text:style-name="Source_20_Text"><text:span text:style-name="T2"><text:s text:c="4"/>rdfs:label "last access at" ;</text:span></text:span></text:p>
        <text:p text:style-name="P9"><text:soft-page-break/><text:span text:style-name="Source_20_Text"><text:span text:style-name="T2"><text:s text:c="4"/>rdfs:domain aai:AAIEntity ;</text:span></text:span></text:p>
        <text:p text:style-name="P9"><text:span text:style-name="Source_20_Text"><text:span text:style-name="T2"><text:s text:c="4"/>rdfs:range xsd:dateTime .</text:span></text:span></text:p>
        <text:p text:style-name="P9"/>
        <text:p text:style-name="P9"><text:span text:style-name="Source_20_Text"><text:span text:style-name="T2">aai:securityLevel a owl:DatatypeProperty ;</text:span></text:span></text:p>
        <text:p text:style-name="P9"><text:span text:style-name="Source_20_Text"><text:span text:style-name="T2"><text:s text:c="4"/>rdfs:label "security level" ;</text:span></text:span></text:p>
        <text:p text:style-name="P9"><text:span text:style-name="Source_20_Text"><text:span text:style-name="T2"><text:s text:c="4"/>rdfs:domain aai:AAI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aai:riskScore a owl:DatatypeProperty ;</text:span></text:span></text:p>
        <text:p text:style-name="P9"><text:span text:style-name="Source_20_Text"><text:span text:style-name="T2"><text:s text:c="4"/>rdfs:label "risk score" ;</text:span></text:span></text:p>
        <text:p text:style-name="P9"><text:span text:style-name="Source_20_Text"><text:span text:style-name="T2"><text:s text:c="4"/>rdfs:range xsd:float .</text:span></text:span></text:p>
        <text:p text:style-name="P9"/>
        <text:p text:style-name="P9"><text:span text:style-name="Source_20_Text"><text:span text:style-name="T2">aai:authenticationStrength a owl:DatatypeProperty ;</text:span></text:span></text:p>
        <text:p text:style-name="P9"><text:span text:style-name="Source_20_Text"><text:span text:style-name="T2"><text:s text:c="4"/>rdfs:label "authentication strength" ;</text:span></text:span></text:p>
        <text:p text:style-name="P9"><text:span text:style-name="Source_20_Text"><text:span text:style-name="T2"><text:s text:c="4"/>rdfs:domain aai:AAIEntity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aai:mfaEnabled a owl:DatatypeProperty ;</text:span></text:span></text:p>
        <text:p text:style-name="P9"><text:span text:style-name="Source_20_Text"><text:span text:style-name="T2"><text:s text:c="4"/>rdfs:label "MFA enabled" ;</text:span></text:span></text:p>
        <text:p text:style-name="P9"><text:span text:style-name="Source_20_Text"><text:span text:style-name="T2"><text:s text:c="4"/>rdfs:domain aai:AAIEntity ;</text:span></text:span></text:p>
        <text:p text:style-name="P9"><text:span text:style-name="Source_20_Text"><text:span text:style-name="T2"><text:s text:c="4"/>rdfs:range xsd:boolean .</text:span></text:span></text:p>
        <text:p text:style-name="P9"/>
        <text:p text:style-name="P9"><text:span text:style-name="Source_20_Text"><text:span text:style-name="T2">aai:failedLoginAttempts a owl:DatatypeProperty ;</text:span></text:span></text:p>
        <text:p text:style-name="P9"><text:span text:style-name="Source_20_Text"><text:span text:style-name="T2"><text:s text:c="4"/>rdfs:label "failed login attempts" ;</text:span></text:span></text:p>
        <text:p text:style-name="P9"><text:span text:style-name="Source_20_Text"><text:span text:style-name="T2"><text:s text:c="4"/>rdfs:domain aai:AAIEntity ;</text:span></text:span></text:p>
        <text:p text:style-name="P9"><text:span text:style-name="Source_20_Text"><text:span text:style-name="T2"><text:s text:c="4"/>rdfs:range xsd:int .</text:span></text:span></text:p>
        <text:p text:style-name="P9"/>
        <text:p text:style-name="P9"><text:span text:style-name="Source_20_Text"><text:span text:style-name="T2">aai:expiresAt a owl:DatatypeProperty ;</text:span></text:span></text:p>
        <text:p text:style-name="P9"><text:span text:style-name="Source_20_Text"><text:span text:style-name="T2"><text:s text:c="4"/>rdfs:label "expires at" ;</text:span></text:span></text:p>
        <text:p text:style-name="P9"><text:span text:style-name="Source_20_Text"><text:span text:style-name="T2"><text:s text:c="4"/>rdfs:range xsd:dateTime .</text:span></text:span></text:p>
        <text:p text:style-name="P9"/>
        <text:p text:style-name="P9"><text:span text:style-name="Source_20_Text"><text:span text:style-name="T2">aai:strengthScore a owl:DatatypeProperty ;</text:span></text:span></text:p>
        <text:p text:style-name="P9"><text:span text:style-name="Source_20_Text"><text:span text:style-name="T2"><text:s text:c="4"/>rdfs:label "strength score" ;</text:span></text:span></text:p>
        <text:p text:style-name="P9"><text:span text:style-name="Source_20_Text"><text:span text:style-name="T2"><text:s text:c="4"/>rdfs:domain aai:Credential ;</text:span></text:span></text:p>
        <text:p text:style-name="P9"><text:span text:style-name="Source_20_Text"><text:span text:style-name="T2"><text:s text:c="4"/>rdfs:range xsd:int .</text:span></text:span></text:p>
        <text:p text:style-name="P9"/>
        <text:p text:style-name="P9"><text:span text:style-name="Source_20_Text"><text:span text:style-name="T2">aai:usageCount a owl:DatatypeProperty ;</text:span></text:span></text:p>
        <text:p text:style-name="P9"><text:span text:style-name="Source_20_Text"><text:span text:style-name="T2"><text:s text:c="4"/>rdfs:label "usage count" ;</text:span></text:span></text:p>
        <text:p text:style-name="P9"><text:span text:style-name="Source_20_Text"><text:span text:style-name="T2"><text:s text:c="4"/>rdfs:range xsd:int .</text:span></text:span></text:p>
        <text:p text:style-name="P9"/>
        <text:p text:style-name="P9"><text:span text:style-name="Source_20_Text"><text:span text:style-name="T2">aai:sourceIp a owl:DatatypeProperty ;</text:span></text:span></text:p>
        <text:p text:style-name="P9"><text:span text:style-name="Source_20_Text"><text:span text:style-name="T2"><text:s text:c="4"/>rdfs:label "source IP" ;</text:span></text:span></text:p>
        <text:p text:style-name="P9"><text:span text:style-name="Source_20_Text"><text:span text:style-name="T2"><text:s text:c="4"/>rdfs:domain aai:Session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aai:userAgent a owl:DatatypeProperty ;</text:span></text:span></text:p>
        <text:p text:style-name="P9"><text:span text:style-name="Source_20_Text"><text:span text:style-name="T2"><text:s text:c="4"/>rdfs:label "user agent" ;</text:span></text:span></text:p>
        <text:p text:style-name="P9"><text:span text:style-name="Source_20_Text"><text:span text:style-name="T2"><text:s text:c="4"/>rdfs:domain aai:Session ;</text:span></text:span></text:p>
        <text:p text:style-name="P9"><text:span text:style-name="Source_20_Text"><text:span text:style-name="T2"><text:s text:c="4"/>rdfs:range xsd:string .</text:span></text:span></text:p>
        <text:p text:style-name="P9"/>
        <text:p text:style-name="P9"><text:span text:style-name="Source_20_Text"><text:span text:style-name="T2">aai:isActive a owl:DatatypeProperty ;</text:span></text:span></text:p>
        <text:p text:style-name="P9"><text:span text:style-name="Source_20_Text"><text:span text:style-name="T2"><text:s text:c="4"/>rdfs:label "is active" ;</text:span></text:span></text:p>
        <text:p text:style-name="P9"><text:span text:style-name="Source_20_Text"><text:span text:style-name="T2"><text:s text:c="4"/>rdfs:range xsd:boolean .</text:span></text:span></text:p>
        <text:p text:style-name="P9"/>
        <text:p text:style-name="P9"><text:span text:style-name="Source_20_Text"><text:span text:style-name="T2">aai:isAnomaly a owl:DatatypeProperty ;</text:span></text:span></text:p>
        <text:p text:style-name="P9"><text:span text:style-name="Source_20_Text"><text:span text:style-name="T2"><text:s text:c="4"/>rdfs:label "is anomaly" ;</text:span></text:span></text:p>
        <text:p text:style-name="P9"><text:span text:style-name="Source_20_Text"><text:span text:style-name="T2"><text:s text:c="4"/>rdfs:domain aai:SecurityEvent ;</text:span></text:span></text:p>
        <text:p text:style-name="P9"><text:span text:style-name="Source_20_Text"><text:span text:style-name="T2"><text:s text:c="4"/>rdfs:range xsd:boolean .</text:span></text:span></text:p>
        <text:p text:style-name="P9"/>
        <text:p text:style-name="P9"><text:soft-page-break/></text:p>
        <text:p text:style-name="P9"><text:span text:style-name="Source_20_Text"><text:span text:style-name="T2">.AXIOMS AND CONSTRAINTS</text:span></text:span></text:p>
        <text:p text:style-name="P9"/>
        <text:p text:style-name="P9"/>
        <text:p text:style-name="P9"><text:span text:style-name="Source_20_Text"><text:span text:style-name="T2">.Disjoint Classes</text:span></text:span></text:p>
        <text:p text:style-name="P9"><text:span text:style-name="Source_20_Text"><text:span text:style-name="T2">core:Entity owl:disjointWith core:Tenant, core:Resource .</text:span></text:span></text:p>
        <text:p text:style-name="P9"><text:span text:style-name="Source_20_Text"><text:span text:style-name="T2">core:Tenant owl:disjointWith core:Resource .</text:span></text:span></text:p>
        <text:p text:style-name="P9"/>
        <text:p text:style-name="P9"><text:span text:style-name="Source_20_Text"><text:span text:style-name="T2">iga:IGAEntity owl:disjointWith aai:AAIEntity .</text:span></text:span></text:p>
        <text:p text:style-name="P9"/>
        <text:p text:style-name="P9"><text:span text:style-name="Source_20_Text"><text:span text:style-name="T2">.Functional Properties</text:span></text:span></text:p>
        <text:p text:style-name="P9"><text:span text:style-name="Source_20_Text"><text:span text:style-name="T2">core:hasEntityType a owl:FunctionalProperty .</text:span></text:span></text:p>
        <text:p text:style-name="P9"><text:span text:style-name="Source_20_Text"><text:span text:style-name="T2">core:hasStatus a owl:FunctionalProperty .</text:span></text:span></text:p>
        <text:p text:style-name="P9"><text:span text:style-name="Source_20_Text"><text:span text:style-name="T2">iga:hasGovernanceView a owl:FunctionalProperty .</text:span></text:span></text:p>
        <text:p text:style-name="P9"><text:span text:style-name="Source_20_Text"><text:span text:style-name="T2">aai:hasSecurityView a owl:FunctionalProperty .</text:span></text:span></text:p>
        <text:p text:style-name="P9"/>
        <text:p text:style-name="P9"><text:span text:style-name="Source_20_Text"><text:span text:style-name="T2">.Inverse Functional Properties</text:span></text:span></text:p>
        <text:p text:style-name="P9"><text:span text:style-name="Source_20_Text"><text:span text:style-name="T2">core:entityId a owl:InverseFunctionalProperty .</text:span></text:span></text:p>
        <text:p text:style-name="P9"><text:span text:style-name="Source_20_Text"><text:span text:style-name="T2">iga:employeeId a owl:InverseFunctionalProperty .</text:span></text:span></text:p>
        <text:p text:style-name="P9"/>
        <text:p text:style-name="P9"><text:span text:style-name="Source_20_Text"><text:span text:style-name="T2">.Property Constraints</text:span></text:span></text:p>
        <text:p text:style-name="P9"><text:span text:style-name="Source_20_Text"><text:span text:style-name="T2">iga:IGAEntity rdfs:subClassOf [</text:span></text:span></text:p>
        <text:p text:style-name="P9"><text:span text:style-name="Source_20_Text"><text:span text:style-name="T2"><text:s text:c="4"/>a owl:Restriction ;</text:span></text:span></text:p>
        <text:p text:style-name="P9"><text:span text:style-name="Source_20_Text"><text:span text:style-name="T2"><text:s text:c="4"/>owl:onProperty iga:hasGovernanceFor ;</text:span></text:span></text:p>
        <text:p text:style-name="P9"><text:span text:style-name="Source_20_Text"><text:span text:style-name="T2"><text:s text:c="4"/>owl:cardinality 1</text:span></text:span></text:p>
        <text:p text:style-name="P9"><text:span text:style-name="Source_20_Text"><text:span text:style-name="T2">] .</text:span></text:span></text:p>
        <text:p text:style-name="P9"/>
        <text:p text:style-name="P9"><text:span text:style-name="Source_20_Text"><text:span text:style-name="T2">aai:AAIEntity rdfs:subClassOf [</text:span></text:span></text:p>
        <text:p text:style-name="P9"><text:span text:style-name="Source_20_Text"><text:span text:style-name="T2"><text:s text:c="4"/>a owl:Restriction ;</text:span></text:span></text:p>
        <text:p text:style-name="P9"><text:span text:style-name="Source_20_Text"><text:span text:style-name="T2"><text:s text:c="4"/>owl:onProperty aai:hasSecurityFor ;</text:span></text:span></text:p>
        <text:p text:style-name="P9"><text:span text:style-name="Source_20_Text"><text:span text:style-name="T2"><text:s text:c="4"/>owl:cardinality 1</text:span></text:span></text:p>
        <text:p text:style-name="P9"><text:span text:style-name="Source_20_Text"><text:span text:style-name="T2">] .</text:span></text:span></text:p>
        <text:p text:style-name="P9"/>
        <text:p text:style-name="P9"><text:span text:style-name="Source_20_Text"><text:span text:style-name="T2">.Domain/Range Restrictions</text:span></text:span></text:p>
        <text:p text:style-name="P9"><text:span text:style-name="Source_20_Text"><text:span text:style-name="T2">iga:manages rdfs:domain iga:HumanIdentity ;</text:span></text:span></text:p>
        <text:p text:style-name="P9"><text:span text:style-name="Source_20_Text"><text:span text:style-name="T2"><text:s text:c="4"/>rdfs:range iga:HumanIdentity .</text:span></text:span></text:p>
        <text:p text:style-name="P9"/>
        <text:p text:style-name="P9"><text:span text:style-name="Source_20_Text"><text:span text:style-name="T2">aai:riskScore rdfs:domain [</text:span></text:span></text:p>
        <text:p text:style-name="P9"><text:span text:style-name="Source_20_Text"><text:span text:style-name="T2"><text:s text:c="4"/>a owl:Class ;</text:span></text:span></text:p>
        <text:p text:style-name="P9"><text:span text:style-name="Source_20_Text"><text:span text:style-name="T2"><text:s text:c="4"/>owl:unionOf (aai:AAIEntity aai:RiskAssessment aai:Session)</text:span></text:span></text:p>
        <text:p text:style-name="P9"><text:span text:style-name="Source_20_Text"><text:span text:style-name="T2">] .</text:span></text:span></text:p>
        <text:p text:style-name="P9"/>
        <text:p text:style-name="P9"><text:span text:style-name="Source_20_Text"><text:span text:style-name="T2">.Data Property Restrictions</text:span></text:span></text:p>
        <text:p text:style-name="P9"><text:span text:style-name="Source_20_Text"><text:span text:style-name="T2">iga:priority rdfs:subPropertyOf [</text:span></text:span></text:p>
        <text:p text:style-name="P9"><text:span text:style-name="Source_20_Text"><text:span text:style-name="T2"><text:s text:c="4"/>a owl:Restriction ;</text:span></text:span></text:p>
        <text:p text:style-name="P9"><text:span text:style-name="Source_20_Text"><text:span text:style-name="T2"><text:s text:c="4"/>owl:onDataRange [</text:span></text:span></text:p>
        <text:p text:style-name="P9"><text:span text:style-name="Source_20_Text"><text:span text:style-name="T2"><text:s text:c="8"/>a rdfs:Datatype ;</text:span></text:span></text:p>
        <text:p text:style-name="P9"><text:span text:style-name="Source_20_Text"><text:span text:style-name="T2"><text:s text:c="8"/>owl:onDatatype xsd:int ;</text:span></text:span></text:p>
        <text:p text:style-name="P9"><text:span text:style-name="Source_20_Text"><text:span text:style-name="T2"><text:s text:c="8"/>owl:withRestrictions (</text:span></text:span></text:p>
        <text:p text:style-name="P9"><text:span text:style-name="Source_20_Text"><text:span text:style-name="T2"><text:s text:c="12"/>[ xsd:minInclusive 1 ]</text:span></text:span></text:p>
        <text:p text:style-name="P9"><text:span text:style-name="Source_20_Text"><text:span text:style-name="T2"><text:s text:c="12"/>[ xsd:maxInclusive 5 ]</text:span></text:span></text:p>
        <text:p text:style-name="P9"><text:span text:style-name="Source_20_Text"><text:span text:style-name="T2"><text:s text:c="8"/>)</text:span></text:span></text:p>
        <text:p text:style-name="P9"><text:span text:style-name="Source_20_Text"><text:span text:style-name="T2"><text:s text:c="4"/>]</text:span></text:span></text:p>
        <text:p text:style-name="P9"><text:span text:style-name="Source_20_Text"><text:span text:style-name="T2">] .</text:span></text:span></text:p>
        <text:p text:style-name="P9"/>
        <text:p text:style-name="P9"><text:span text:style-name="Source_20_Text"><text:span text:style-name="T2">aai:strengthScore rdfs:subPropertyOf [</text:span></text:span></text:p>
        <text:p text:style-name="P9"><text:span text:style-name="Source_20_Text"><text:span text:style-name="T2"><text:s text:c="4"/>a owl:Restriction ;</text:span></text:span></text:p>
        <text:p text:style-name="P9"><text:span text:style-name="Source_20_Text"><text:span text:style-name="T2"><text:s text:c="4"/>owl:onDataRange [</text:span></text:span></text:p>
        <text:p text:style-name="P9"><text:span text:style-name="Source_20_Text"><text:span text:style-name="T2"><text:s text:c="8"/>a rdfs:Datatype ;</text:span></text:span></text:p>
        <text:p text:style-name="P9"><text:soft-page-break/><text:span text:style-name="Source_20_Text"><text:span text:style-name="T2"><text:s text:c="8"/>owl:onDatatype xsd:int ;</text:span></text:span></text:p>
        <text:p text:style-name="P9"><text:span text:style-name="Source_20_Text"><text:span text:style-name="T2"><text:s text:c="8"/>owl:withRestrictions (</text:span></text:span></text:p>
        <text:p text:style-name="P9"><text:span text:style-name="Source_20_Text"><text:span text:style-name="T2"><text:s text:c="12"/>[ xsd:minInclusive 0 ]</text:span></text:span></text:p>
        <text:p text:style-name="P9"><text:span text:style-name="Source_20_Text"><text:span text:style-name="T2"><text:s text:c="12"/>[ xsd:maxInclusive 100 ]</text:span></text:span></text:p>
        <text:p text:style-name="P9"><text:span text:style-name="Source_20_Text"><text:span text:style-name="T2"><text:s text:c="8"/>)</text:span></text:span></text:p>
        <text:p text:style-name="P9"><text:span text:style-name="Source_20_Text"><text:span text:style-name="T2"><text:s text:c="4"/>]</text:span></text:span></text:p>
        <text:p text:style-name="P8"><text:span text:style-name="Source_20_Text"><text:span text:style-name="T2">] .</text:span></text:span></text:p>
        <text:p text:style-name="Horizontal_20_Line"/>
        <text:p text:style-name="P12"><text:span text:style-name="T2">published diagram: </text:span><text:a xlink:type="simple" xlink:href="https://claude.ai/public/artifacts/e38fa132-04b1-482c-a265-f75ab0f8ef1c" text:style-name="Internet_20_link" text:visited-style-name="Visited_20_Internet_20_Link"><text:span text:style-name="T1">https://claude.ai/public/artifacts/e38fa132-04b1-482c-a265-f75ab0f8ef1c</text:span></text:a></text:p>
        <text:p text:style-name="P12"><text:span text:style-name="T2">owl doc for this ontology: </text:span><text:a xlink:type="simple" xlink:href="../../igaowldoc/index.html" text:style-name="Internet_20_link" text:visited-style-name="Visited_20_Internet_20_Link"><text:span text:style-name="T1">file:///Users/kh/opt/igaowldoc/index.html</text:span></text:a></text:p>
      </text:section>
      <text:section text:style-name="Sect1" text:name="footer">
        <text:p text:style-name="P10"/>
        <text:section text:style-name="Sect1" text:name="footer-text">
          <text:p text:style-name="P11">Last updated 2025-05-27 17:06:16 -0500</text:p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7:06:43.703264247</meta:creation-date>
    <dc:date>2025-05-27T17:08:13.817087935</dc:date>
    <meta:editing-duration>PT1M30S</meta:editing-duration>
    <meta:editing-cycles>1</meta:editing-cycles>
    <meta:document-statistic meta:table-count="0" meta:image-count="0" meta:object-count="0" meta:page-count="37" meta:paragraph-count="1545" meta:word-count="6538" meta:character-count="59491" meta:non-whitespace-character-count="49492"/>
    <meta:generator>LibreOffice/7.6.2.1$MacOSX_AARCH64 LibreOffice_project/56f7684011345957bbf33a7ee678afaf4d2ba333</meta:generator>
  </office:meta>
</office:document-meta>
</file>